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1">
  <office:scripts/>
  <office:font-face-decls>
    <style:font-face style:name="StarSymbol" svg:font-family="StarSymbol"/>
    <style:font-face style:name="Tahoma1" svg:font-family="Tahoma"/>
    <style:font-face style:name="Verdana" svg:font-family="Verdana"/>
    <style:font-face style:name="Courier New" svg:font-family="'Courier New'" style:font-family-generic="modern" style:font-pitch="fixed"/>
    <style:font-face style:name="Century Schoolbook" svg:font-family="'Century Schoolbook'" style:font-adornments="Regular" style:font-family-generic="roman" style:font-pitch="variable"/>
    <style:font-face style:name="Georgia" svg:font-family="Georgia" style:font-adornments="Regular" style:font-family-generic="roman" style:font-pitch="variable"/>
    <style:font-face style:name="Times New Roman" svg:font-family="'Times New Roman'" style:font-adornments="Regular" style:font-family-generic="roman" style:font-pitch="variable"/>
    <style:font-face style:name="Verdana1"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Services" style:family="table">
      <style:table-properties style:width="14.4cm" style:rel-width="90%" fo:margin-left="0.801cm" table:align="left" style:may-break-between-rows="false"/>
    </style:style>
    <style:style style:name="Services.A" style:family="table-column">
      <style:table-column-properties style:column-width="4.318cm" style:rel-column-width="2448*"/>
    </style:style>
    <style:style style:name="Services.B" style:family="table-column">
      <style:table-column-properties style:column-width="10.082cm" style:rel-column-width="5716*"/>
    </style:style>
    <style:style style:name="Services.A1" style:family="table-cell">
      <style:table-cell-properties fo:padding="0cm" fo:border="none"/>
    </style:style>
    <style:style style:name="CompressorDefaults" style:family="table">
      <style:table-properties style:width="14.4cm" style:rel-width="90%" fo:margin-left="0.801cm" table:align="left" style:may-break-between-rows="false"/>
    </style:style>
    <style:style style:name="CompressorDefaults.A" style:family="table-column">
      <style:table-column-properties style:column-width="2.88cm" style:rel-column-width="1633*"/>
    </style:style>
    <style:style style:name="CompressorDefaults.B" style:family="table-column">
      <style:table-column-properties style:column-width="3.6cm" style:rel-column-width="2041*"/>
    </style:style>
    <style:style style:name="CompressorDefaults.C" style:family="table-column">
      <style:table-column-properties style:column-width="2.161cm" style:rel-column-width="1225*"/>
    </style:style>
    <style:style style:name="CompressorDefaults.D" style:family="table-column">
      <style:table-column-properties style:column-width="5.759cm" style:rel-column-width="3265*"/>
    </style:style>
    <style:style style:name="CompressorDefaults.A1" style:family="table-cell">
      <style:table-cell-properties fo:padding="0cm" fo:border="none"/>
    </style:style>
    <style:style style:name="TestParameters" style:family="table">
      <style:table-properties style:width="14.4cm" style:rel-width="90%" fo:margin-left="0.801cm" table:align="left" style:may-break-between-rows="false"/>
    </style:style>
    <style:style style:name="TestParameters.A" style:family="table-column">
      <style:table-column-properties style:column-width="3.6cm" style:rel-column-width="2041*"/>
    </style:style>
    <style:style style:name="TestParameters.B" style:family="table-column">
      <style:table-column-properties style:column-width="2.88cm" style:rel-column-width="1633*"/>
    </style:style>
    <style:style style:name="TestParameters.C" style:family="table-column">
      <style:table-column-properties style:column-width="7.92cm" style:rel-column-width="4490*"/>
    </style:style>
    <style:style style:name="TestParameters.A1" style:family="table-cell">
      <style:table-cell-properties fo:padding="0cm" fo:border="none"/>
    </style:style>
    <style:style style:name="AssertionFunctions" style:family="table">
      <style:table-properties style:width="14.4cm" style:rel-width="90%" fo:margin-left="0.801cm" table:align="left" style:may-break-between-rows="false"/>
    </style:style>
    <style:style style:name="AssertionFunctions.A" style:family="table-column">
      <style:table-column-properties style:column-width="7.2cm" style:rel-column-width="4082*"/>
    </style:style>
    <style:style style:name="AssertionFunctions.A1" style:family="table-cell">
      <style:table-cell-properties fo:padding="0cm" fo:border="none"/>
    </style:style>
    <style:style style:name="ReservedFunctions" style:family="table">
      <style:table-properties style:width="14.4cm" style:rel-width="90%" fo:margin-left="0.801cm" table:align="left" style:may-break-between-rows="false"/>
    </style:style>
    <style:style style:name="ReservedFunctions.A" style:family="table-column">
      <style:table-column-properties style:column-width="7.2cm" style:rel-column-width="4082*"/>
    </style:style>
    <style:style style:name="P1" style:family="paragraph" style:parent-style-name="Text_20_body" style:list-style-name="List_20_1"/>
    <style:style style:name="fr1" style:family="graphic" style:parent-style-name="Graphics">
      <style:graphic-properties style:vertical-pos="top" style:vertical-rel="baseline" style:horizontal-pos="center" style:horizontal-rel="paragraph-content"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center" style:horizontal-rel="paragraph-content"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s>
      <text:p text:style-name="Heading_20_3">Frizione - Clutch</text:p>
      <text:p text:style-name="Author_20_Line_20_Web"><text:a xlink:type="simple" xlink:href="http://www.syger.it/JohnLeach.html">by John Leach</text:a></text:p>
      <text:p text:style-name="Author_20_Line_20_PDF"><text:a xlink:type="simple" xlink:href="#JohnLeach.odt|region">by John Leach</text:a></text:p>
      <text:p text:style-name="Introduction">Frizione (that's Italian for Clutch, which is what I'll call the project from now on) is a classic open source tool – born of a desperate itch which I just simply had to scratch. I decided to give <text:a xlink:type="simple" xlink:href="http://gears.google.com/"><text:span text:style-name="Internet_20_Hyperlink">Gears</text:span></text:a> a close scrutiny, since it is an interesting project which provides a browser agnostic plugin platform. I pretty soon realised that I'd be needing a robust JavaScript testing system since it is nearly impossible to debug code within a <text:a xlink:type="simple" xlink:href="http://code.google.com/apis/gears/api_workerpool.html"><text:span text:style-name="Internet_20_Hyperlink">WorkerPool</text:span></text:a>.</text:p>
      <text:p text:style-name="Introduction">Apart from the usual problems of running JavaScript within a browser, I also wanted a small suite of tools, such as <text:a xlink:type="simple" xlink:href="http://www.jslint.com/"><text:span text:style-name="Internet_20_Hyperlink">JSLint</text:span></text:a>, JavaScript code file joining or concatenation (as used by the <text:a xlink:type="simple" xlink:href="http://www.prototypejs.org/"><text:span text:style-name="Internet_20_Hyperlink">Prototype</text:span></text:a> library), and JavaScript code <text:a xlink:type="simple" xlink:href="http://developer.yahoo.com/yui/compressor/"><text:span text:style-name="Internet_20_Hyperlink">compression</text:span></text:a>. It seemed a reasonable idea to put them all together within a framework which runs inside the browser itself, much as the unit testing code would have to.</text:p>
      <text:p text:style-name="Introduction">So that's how Frizione, er, Clutch got started. Although I'm using it for Gears development, it is actually a library agnostic set of tools for any type of browser based JavaScript development, which coincidentally has Gears support too.</text:p>
      <text:p text:style-name="Text_20_body">The Frizione project is hosted on the <text:a xlink:type="simple" xlink:href="http://frizione.googlecode.com/"><text:span text:style-name="Internet_20_Hyperlink">Google Code</text:span></text:a> web site. It is released under a <text:a xlink:type="simple" xlink:href="http://www.opensource.org/licenses/mit-license.php"><text:span text:style-name="Internet_20_Hyperlink">MIT license</text:span></text:a>, and kept in a shady <text:a xlink:type="simple" xlink:href="http://code.google.com/p/frizione/source/browse/trunk"><text:span text:style-name="Internet_20_Hyperlink">Subversion repository</text:span></text:a>, away from direct sunlight.</text:p>
      <text:p text:style-name="Heading_20_4">Requirements and Architecture</text:p>
      <text:p text:style-name="Text_20_body">Clutch consists of a set of HTML pages, CSS and JavaScript files, together with a very rudimentary, but essential web application. The Clutch web application is written in Ruby, using <text:a xlink:type="simple" xlink:href="http://www.webrick.org/"><text:span text:style-name="Internet_20_Hyperlink">WEBrick</text:span></text:a> and <text:a xlink:type="simple" xlink:href="http://www.ruby-doc.org/stdlib/libdoc/erb/rdoc/classes/ERB.html"><text:span text:style-name="Internet_20_Hyperlink">ERB</text:span></text:a>. The <text:a xlink:type="simple" xlink:href="http://developer.yahoo.com/yui/compressor/"><text:span text:style-name="Internet_20_Hyperlink">YUICompressor</text:span></text:a>, which is <text:span text:style-name="Italics">optionally</text:span> used to remove comments and whitespace from JavaScript files, is a Java library (<text:span text:style-name="Source_20_Text">jar</text:span> file).</text:p>
      <text:p text:style-name="Text_20_body">To use Clutch you will need a <text:a xlink:type="simple" xlink:href="http://www.ruby-lang.org/"><text:span text:style-name="Internet_20_Hyperlink">Ruby installation</text:span></text:a> (I'm using version 1.8.6) and <text:span text:style-name="Italics">optionally</text:span>, a <text:a xlink:type="simple" xlink:href="http://www.java.com/"><text:span text:style-name="Internet_20_Hyperlink">Java installation</text:span></text:a> (I'm using version 1.6.0). You definitely need Ruby, but you can avoid using Java if you're prepared to settle for <text:a xlink:type="simple" xlink:href="http://crockford.com/javascript/jsmin.html"><text:span text:style-name="Internet_20_Hyperlink">JSMin</text:span></text:a> (the <text:a xlink:type="simple" xlink:href="http://crockford.com/javascript/jsmin.rb"><text:span text:style-name="Internet_20_Hyperlink">Ruby version</text:span></text:a>) JavaScript text compression.</text:p>
      <text:p text:style-name="Text_20_body">The Clutch web application, apart from serving the static text files, also provides a small set of services, listed below:</text:p>
      <table:table table:name="Services" table:style-name="Services">
        <table:table-column table:style-name="Services.A"/>
        <table:table-column table:style-name="Services.B"/>
        <text:soft-page-break/>
        <table:table-row>
          <table:table-cell table:style-name="Services.A1" office:value-type="string">
            <text:p text:style-name="Table_20_Heading">Service URL</text:p>
          </table:table-cell>
          <table:table-cell table:style-name="Services.A1" office:value-type="string">
            <text:p text:style-name="Table_20_Heading">Description</text:p>
          </table:table-cell>
        </table:table-row>
        <table:table-row>
          <table:table-cell table:style-name="Services.A1" office:value-type="string">
            <text:p text:style-name="Table_20_Contents"><text:span text:style-name="Source_20_Text">/run-compressor</text:span></text:p>
          </table:table-cell>
          <table:table-cell table:style-name="Services.A1" office:value-type="string">
            <text:p text:style-name="Table_20_Contents">Compresses a JavaScript file.</text:p>
          </table:table-cell>
        </table:table-row>
        <table:table-row>
          <table:table-cell table:style-name="Services.A1" office:value-type="string">
            <text:p text:style-name="Table_20_Contents"><text:span text:style-name="Source_20_Text">/run-fixture</text:span></text:p>
          </table:table-cell>
          <table:table-cell table:style-name="Services.A1" office:value-type="string">
            <text:p text:style-name="Table_20_Contents">Provides POST (write) operations for fixture (unit testing data) files.</text:p>
          </table:table-cell>
        </table:table-row>
        <table:table-row>
          <table:table-cell table:style-name="Services.A1" office:value-type="string">
            <text:p text:style-name="Table_20_Contents"><text:span text:style-name="Source_20_Text">/run-join</text:span></text:p>
          </table:table-cell>
          <table:table-cell table:style-name="Services.A1" office:value-type="string">
            <text:p text:style-name="Table_20_Contents">Joins or concatenates a series of JavaScript files into a single file.</text:p>
          </table:table-cell>
        </table:table-row>
        <table:table-row>
          <table:table-cell table:style-name="Services.A1" office:value-type="string">
            <text:p text:style-name="Table_20_Contents"><text:span text:style-name="Source_20_Text">/run-jslint</text:span></text:p>
          </table:table-cell>
          <table:table-cell table:style-name="Services.A1" office:value-type="string">
            <text:p text:style-name="Table_20_Contents">Creates a <text:a xlink:type="simple" xlink:href="http://www.jslint.com/"><text:span text:style-name="Internet_20_Hyperlink">JSLint</text:span></text:a> page for a specific JavaScript file.</text:p>
          </table:table-cell>
        </table:table-row>
        <table:table-row>
          <table:table-cell table:style-name="Services.A1" office:value-type="string">
            <text:p text:style-name="Table_20_Contents"><text:span text:style-name="Source_20_Text">/run-test</text:span></text:p>
          </table:table-cell>
          <table:table-cell table:style-name="Services.A1" office:value-type="string">
            <text:p text:style-name="Table_20_Contents">Creates a unit test page, and result view page, for a specific JavaScript file.</text:p>
          </table:table-cell>
        </table:table-row>
      </table:table>
      <text:p text:style-name="Text_20_body">Clutch also provides a simple unit testing framework, written in JavaScript, which runs within the browser. The unit test results are written to hard disk automatically in <text:a xlink:type="simple" xlink:href="http://www.json.org/"><text:span text:style-name="Internet_20_Hyperlink">JSON</text:span></text:a> format, and can then be viewed by retrieving the written results.</text:p>
      <text:p text:style-name="Text_20_body">The following sections give further details of the services and unit testing library.</text:p>
      <text:p text:style-name="Heading_20_4">Running the Clutch Web Application</text:p>
      <text:p text:style-name="Text_20_body">Clutch can only perform it's magic with the Clutch web application running. To start the Clutch web application, open a command prompt in the <text:span text:style-name="Source_20_Text">/Frizione/Ruby</text:span> directory, then type:</text:p>
      <text:p text:style-name="Preformatted_20_Text"><text:s text:c="2"/>ruby server.rb</text:p>
      <text:p text:style-name="Text_20_body">The Clutch web application runs as <text:span text:style-name="Source_20_Text">localhost</text:span> on port <text:span text:style-name="Source_20_Text">80</text:span>, which might conflict with other web servers. After issuing the command the prompt should look something like:</text:p>
      <text:p text:style-name="Preformatted_20_Text"><text:s text:c="2"/>C:\Frizione\Ruby&gt;ruby server.rb<text:line-break/> <text:s/>[2008-06-08 12:00:40] INFO <text:s/>WEBrick 1.3.1<text:line-break/> <text:s/>[2008-06-08 12:00:40] INFO <text:s/>ruby 1.8.6 (2007-09-24) [i386-mswin32]<text:line-break/> <text:s/>[2008-06-08 12:00:40] INFO <text:s/>ClutchServer#start: pid=3600 port=80</text:p>
      <text:p text:style-name="Text_20_body">That's it, Clutch is up and running. You can stop the web application at any time by pressing <text:span text:style-name="Source_20_Text">Ctrl-C</text:span>.</text:p>
      <text:h text:style-name="Heading_20_5" text:outline-level="5">Changing the Port</text:h>
      <text:p text:style-name="Text_20_body">If port 80 does not suite your needs, you can change the value by editing the <text:span text:style-name="Source_20_Text">server.rb</text:span> script. Open <text:span text:style-name="Source_20_Text">server.rb</text:span> in your favourite text editor, move to the end of the file, where you should see:</text:p>
      <text:p text:style-name="Preformatted_20_Text"><text:s text:c="2"/>...<text:line-break/> <text:s/># Create the server<text:line-break/> <text:s/>server = ClutchServer.new(:Port =&gt; 80)<text:line-break/><text:line-break/> <text:s/># trap signals to invoke the shutdown procedure cleanly<text:line-break/> <text:s/>['INT', 'TERM'].each do |signal|<text:line-break/> <text:s text:c="5"/>trap(signal) { server.shutdown }<text:line-break/> <text:s/>end<text:line-break/><text:line-break/> <text:s/># Start the server<text:line-break/> <text:s/>server.start</text:p>
      <text:p text:style-name="Text_20_body">Change the line</text:p>
      <text:p text:style-name="Preformatted_20_Text"><text:s text:c="2"/>server = ClutchServer.new(:Port =&gt; 80)</text:p>
      <text:p text:style-name="Text_20_body">to the port value that you want, then restart the server.</text:p>
      <text:h text:style-name="Heading_20_5" text:outline-level="5"><text:soft-page-break/>Running as a Pseudo Domain</text:h>
      <text:p text:style-name="Text_20_body">In some circumstances, particularly for Gears development, you may want to use an URL such as <text:span text:style-name="Source_20_Text">http://clutch.syger.it</text:span> instead of <text:span text:style-name="Source_20_Text">http://localhost</text:span>. This can be achieved by setting the <text:span text:style-name="Source_20_Text">hosts</text:span> file.</text:p>
      <text:p text:style-name="Text_20_body">On Windows you'll find the hosts file in <text:span text:style-name="Source_20_Text">C:\Windows\system32\drivers\etc</text:span>, whereas on most Linux systems it is located in <text:span text:style-name="Source_20_Text">/etc</text:span>. Again, using your favourite text editor, open the file and add a line as follows:</text:p>
      <text:p text:style-name="Preformatted_20_Text"><text:s text:c="2"/>127.0.0.1 <text:s text:c="6"/>clutch.syger.it</text:p>
      <text:p text:style-name="Text_20_body">Save the file, and with the Clutch server running, open your browser and type the URL <text:span text:style-name="Source_20_Text">http://clutch.syger.it</text:span> which should now present you with the Clutch home page.</text:p>
      <text:p text:style-name="Heading_20_4">Services</text:p>
      <text:p text:style-name="Text_20_body">The web application provides a small suite of services which aid in the development, testing, and deployment of JavaScript software.</text:p>
      <text:h text:style-name="Heading_20_5" text:outline-level="5">Compressor Service</text:h>
      <text:p text:style-name="Text_20_body">The compressor service takes a JavaScript file and removes comments and unnecessary whitespace. Since this can be a destructive operation, Clutch checks that you supply an output URL, and that it is not identical to the input URL.</text:p>
      <text:p text:style-name="Text_20_body">To invoke the service, send a <text:span text:style-name="Source_20_Text">POST</text:span> request to <text:span text:style-name="Source_20_Text">/run_compressor</text:span>, appending the absolute JavaScript file path, with respect to the <text:span text:style-name="Source_20_Text">/Frizione</text:span> root directory, as part of the URL. Clutch will then compress the JavaScript file, either using JSMin or YUICompressor. Additional request parameters can be set to modify the behaviour of the compressor, using the <text:a xlink:type="simple" xlink:href="http://developer.yahoo.com/yui/compressor/#using"><text:span text:style-name="Internet_20_Hyperlink">YUICompressor command line options</text:span></text:a>.</text:p>
      <text:p text:style-name="Text_20_body">The service uses the following default values:</text:p>
      <table:table table:name="CompressorDefaults" table:style-name="CompressorDefaults">
        <table:table-column table:style-name="CompressorDefaults.A"/>
        <table:table-column table:style-name="CompressorDefaults.B"/>
        <table:table-column table:style-name="CompressorDefaults.C"/>
        <table:table-column table:style-name="CompressorDefaults.D"/>
        <table:table-row>
          <table:table-cell table:style-name="CompressorDefaults.A1" office:value-type="string">
            <text:p text:style-name="Table_20_Heading">Parameter</text:p>
          </table:table-cell>
          <table:table-cell table:style-name="CompressorDefaults.A1" office:value-type="string">
            <text:p text:style-name="Table_20_Heading">Option</text:p>
          </table:table-cell>
          <table:table-cell table:style-name="CompressorDefaults.A1" office:value-type="string">
            <text:p text:style-name="Table_20_Heading">Required</text:p>
          </table:table-cell>
          <table:table-cell table:style-name="CompressorDefaults.A1" office:value-type="string">
            <text:p text:style-name="Table_20_Heading">Default value</text:p>
          </table:table-cell>
        </table:table-row>
        <table:table-row>
          <table:table-cell table:style-name="CompressorDefaults.A1" office:value-type="string">
            <text:p text:style-name="Table_20_Contents"><text:span text:style-name="Source_20_Text">jsmin</text:span></text:p>
          </table:table-cell>
          <table:table-cell table:style-name="CompressorDefaults.A1" office:value-type="string">
            <text:p text:style-name="Table_20_Contents">No equivalent</text:p>
          </table:table-cell>
          <table:table-cell table:style-name="CompressorDefaults.A1" office:value-type="string">
            <text:p text:style-name="Table_20_Contents"><text:span text:style-name="Source_20_Text">no</text:span></text:p>
          </table:table-cell>
          <table:table-cell table:style-name="CompressorDefaults.A1" office:value-type="string">
            <text:p text:style-name="Table_20_Contents"><text:span text:style-name="Source_20_Text">True</text:span>. Set to <text:span text:style-name="Source_20_Text">false</text:span> to use the YUICompressor.</text:p>
          </table:table-cell>
        </table:table-row>
        <table:table-row>
          <table:table-cell table:style-name="CompressorDefaults.A1" office:value-type="string">
            <text:p text:style-name="Table_20_Contents"><text:span text:style-name="Source_20_Text">line-break</text:span></text:p>
          </table:table-cell>
          <table:table-cell table:style-name="CompressorDefaults.A1" office:value-type="string">
            <text:p text:style-name="Table_20_Contents"><text:span text:style-name="Source_20_Text">--line-break</text:span></text:p>
          </table:table-cell>
          <table:table-cell table:style-name="CompressorDefaults.A1" office:value-type="string">
            <text:p text:style-name="Table_20_Contents"/>
          </table:table-cell>
          <table:table-cell table:style-name="CompressorDefaults.A1" office:value-type="string">
            <text:p text:style-name="Table_20_Contents"><text:span text:style-name="Source_20_Text">0</text:span></text:p>
          </table:table-cell>
        </table:table-row>
        <table:table-row>
          <table:table-cell table:style-name="CompressorDefaults.A1" office:value-type="string">
            <text:p text:style-name="Table_20_Contents"><text:span text:style-name="Source_20_Text">charset</text:span></text:p>
          </table:table-cell>
          <table:table-cell table:style-name="CompressorDefaults.A1" office:value-type="string">
            <text:p text:style-name="Table_20_Contents"><text:span text:style-name="Source_20_Text">--charset</text:span></text:p>
          </table:table-cell>
          <table:table-cell table:style-name="CompressorDefaults.A1" office:value-type="string">
            <text:p text:style-name="Table_20_Contents"/>
          </table:table-cell>
          <table:table-cell table:style-name="CompressorDefaults.A1" office:value-type="string">
            <text:p text:style-name="Table_20_Contents"><text:span text:style-name="Source_20_Text">UTF-8</text:span></text:p>
          </table:table-cell>
        </table:table-row>
        <table:table-row>
          <table:table-cell table:style-name="CompressorDefaults.A1" office:value-type="string">
            <text:p text:style-name="Table_20_Contents"><text:span text:style-name="Source_20_Text">output</text:span></text:p>
          </table:table-cell>
          <table:table-cell table:style-name="CompressorDefaults.A1" office:value-type="string">
            <text:p text:style-name="Table_20_Contents"><text:span text:style-name="Source_20_Text">-o</text:span></text:p>
          </table:table-cell>
          <table:table-cell table:style-name="CompressorDefaults.A1" office:value-type="string">
            <text:p text:style-name="Table_20_Contents"><text:span text:style-name="Source_20_Text">yes</text:span></text:p>
          </table:table-cell>
          <table:table-cell table:style-name="CompressorDefaults.A1" office:value-type="string">
            <text:p text:style-name="Table_20_Contents">None.</text:p>
          </table:table-cell>
        </table:table-row>
        <table:table-row>
          <table:table-cell table:style-name="CompressorDefaults.A1" office:value-type="string">
            <text:p text:style-name="Table_20_Contents"><text:span text:style-name="Source_20_Text">nomunge</text:span></text:p>
          </table:table-cell>
          <table:table-cell table:style-name="CompressorDefaults.A1" office:value-type="string">
            <text:p text:style-name="Table_20_Contents"><text:span text:style-name="Source_20_Text">--nomunge</text:span></text:p>
          </table:table-cell>
          <table:table-cell table:style-name="CompressorDefaults.A1" office:value-type="string">
            <text:p text:style-name="Table_20_Contents"/>
          </table:table-cell>
          <table:table-cell table:style-name="CompressorDefaults.A1" office:value-type="string">
            <text:p text:style-name="Table_20_Contents"><text:span text:style-name="Source_20_Text">true</text:span></text:p>
          </table:table-cell>
        </table:table-row>
      </table:table>
      <text:p text:style-name="Text_20_body">Note that <text:span text:style-name="Source_20_Text">YUICompressor</text:span> options which do not require a value (such as <text:s/><text:span text:style-name="Source_20_Text">--nomunge</text:span>) are replaced by a parameter value of <text:span text:style-name="Source_20_Text">true</text:span> or <text:span text:style-name="Source_20_Text">false</text:span>.</text:p>
      <text:h text:style-name="Heading_20_5" text:outline-level="5">Compressor Service Example</text:h>
      <text:p text:style-name="Preformatted_20_Text"><text:s text:c="2"/>&lt;form action="/run-compressor/clutch/js/xhr.js"<text:line-break/> <text:s text:c="5"/>enctype="application/x-www-form-urlencoded" method="post"&gt;<text:line-break/> <text:s text:c="3"/>&lt;input name="output" type="hidden" value="/clutch/js/min-xhr.js" /&gt;<text:line-break/> <text:s text:c="3"/>&lt;input type="submit" value="JSMin '/clutch/js/xhr.js'" /&gt;<text:line-break/> <text:s/>&lt;/form&gt;</text:p>
      <text:p text:style-name="Text_20_body"><text:soft-page-break/>The first example, above, uses JSMin to compress the JavaScript file.</text:p>
      <text:p text:style-name="Preformatted_20_Text"><text:s text:c="2"/>&lt;form action="/run-compressor/clutch/js/display.js"<text:line-break/> <text:s text:c="5"/>enctype="application/x-www-form-urlencoded" method="post"&gt;<text:line-break/> <text:s text:c="3"/>&lt;input name="jsmin" type="hidden" value="false" /&gt;<text:line-break/> <text:s text:c="3"/>&lt;input name="output" type="hidden" value="clutch/js/min-display.js" /&gt;<text:line-break/> <text:s text:c="3"/>&lt;input type="submit" value="Compress 'clutch/js/display.js'" /&gt;<text:line-break/> <text:s/>&lt;/form&gt;</text:p>
      <text:p text:style-name="Text_20_body">This second example uses YUICompressor to compress the JavaScript file.</text:p>
      <text:p text:style-name="Text_20_body">See also <text:span text:style-name="Source_20_Text">/Frizione/projects/clutch/joins/index.html</text:span>.</text:p>
      <text:h text:style-name="Heading_20_5" text:outline-level="5">Fixture Service</text:h>
      <text:p text:style-name="Text_20_body">The fixture service allows you to write text to hard disk. When sent a <text:span text:style-name="Source_20_Text">POST</text:span>, the service writes the <text:span text:style-name="Source_20_Text">POST</text:span> data to the file specified in the URL, optionally modifying the contents with parameter values specified in the <text:span text:style-name="Source_20_Text">POST</text:span> request, using ERB.</text:p>
      <text:p text:style-name="Text_20_body">To invoke the service, send a <text:span text:style-name="Source_20_Text">POST</text:span> request to <text:span text:style-name="Source_20_Text">/run_fixture</text:span>, appending the absolute output text file path, with respect to the <text:span text:style-name="Source_20_Text">/Frizione</text:span> root directory, as part of the URL.</text:p>
      <text:p text:style-name="Text_20_body">If you specify an absolute input text file path, in the <text:span text:style-name="Source_20_Text">from</text:span> parameter, with respect to the <text:span text:style-name="Source_20_Text">/Frizione</text:span> root directory, Clutch will read that file, accepting and executing <text:span text:style-name="Source_20_Text">include</text:span> commands (see the Join Service, below), as well as injecting parameters into the constructed text file.</text:p>
      <text:p text:style-name="Text_20_body">You can use as many parameters as you like, with the following constraints:</text:p>
      <text:list text:style-name="List_20_1">
        <text:list-item>
          <text:p text:style-name="P1">the <text:span text:style-name="Source_20_Text">from</text:span> parameter name is reserved by Clutch,</text:p>
        </text:list-item>
        <text:list-item>
          <text:p text:style-name="P1">within the text file each parameter value can be referenced by typing <text:span text:style-name="Source_20_Text">&lt;%= params['parameter-name'] %&gt;</text:span>, substituting <text:span text:style-name="Source_20_Text">parameter-name</text:span> for the name of the parameter,</text:p>
        </text:list-item>
        <text:list-item>
          <text:p text:style-name="P1">more complicated expressions can be achieved using ruby code snippets, as explained in the <text:a xlink:type="simple" xlink:href="http://www.ruby-doc.org/stdlib/libdoc/erb/rdoc/classes/ERB.html"><text:span text:style-name="Internet_20_Hyperlink">ERB</text:span></text:a> documentation.</text:p>
        </text:list-item>
      </text:list>
      <text:h text:style-name="Heading_20_5" text:outline-level="5">Fixture Service Example</text:h>
      <text:p text:style-name="Text_20_body">ToDo. I'll be needing this shortly, so there will be an example in the next release.</text:p>
      <text:h text:style-name="Heading_20_5" text:outline-level="5">Join Service</text:h>
      <text:p text:style-name="Text_20_body">The join (or concatenate) service uses ERB to join together a list of text files, producing a single concatenated file. Each file can contain <text:span text:style-name="Source_20_Text">include</text:span> commands which contain relative URLs to other files to be included at the point of the <text:span text:style-name="Source_20_Text">include</text:span> command itself. This process can also be repeated within the included files (nesting).</text:p>
      <text:p text:style-name="Text_20_body">To invoke the service, send a <text:span text:style-name="Source_20_Text">POST</text:span> request to <text:span text:style-name="Source_20_Text">/run_join</text:span>, specifying the absolute text file path, with respect to the <text:span text:style-name="Source_20_Text">/Frizione</text:span> root directory, as part of the URL. Clutch will then create the joined (or concatenated) file. The <text:span text:style-name="Source_20_Text">to</text:span> request parameter is required to set the destination absolute URL of the resulting joined file.</text:p>
      <text:h text:style-name="Heading_20_5" text:outline-level="5"><text:soft-page-break/>Join Service Example</text:h>
      <text:p text:style-name="Preformatted_20_Text"><text:s text:c="2"/>&lt;form action="/run-join/joins/clutch/all-tests.js"<text:line-break/> <text:s text:c="5"/>enctype="application/x-www-form-urlencoded" method="post"&gt;<text:line-break/> <text:s text:c="3"/>&lt;input name="to" type="hidden" value="/tests/clutch/run/all-tests.js" /&gt;<text:line-break/> <text:s text:c="3"/>&lt;input type="submit" value="Join 'unit-test'" /&gt;<text:line-break/> <text:s/>&lt;/form&gt;</text:p>
      <text:p text:style-name="Text_20_body">Given the following directory layout:</text:p>
      <text:p text:style-name="Preformatted_20_Text"><text:s text:c="2"/>/joins<text:line-break/> <text:s text:c="3"/>/clutch<text:line-break/> <text:s text:c="5"/>all-tests.js<text:line-break/> <text:s/>/clutch<text:line-break/> <text:s text:c="3"/>/src<text:line-break/> <text:s text:c="5"/>unit-test.js<text:line-break/> <text:s text:c="5"/>string.js<text:line-break/> <text:s text:c="5"/>/tests<text:line-break/> <text:s text:c="7"/>all-tests.js<text:line-break/> <text:s text:c="7"/>string-tests.js<text:line-break/> <text:s text:c="7"/>unit-tests.js</text:p>
      <text:p text:style-name="Text_20_body">The relative URL to the <text:span text:style-name="Source_20_Text">/clutch/src</text:span> directory, from within <text:span text:style-name="Source_20_Text">/joins/clutch/all-tests.js</text:span> will be <text:span text:style-name="Source_20_Text">../../clutch/src</text:span>, giving the following <text:span text:style-name="Source_20_Text">include</text:span> command within <text:span text:style-name="Source_20_Text">/joins/clutch/all-tests.js</text:span>:</text:p>
      <text:p text:style-name="Preformatted_20_Text">&lt;%= include '../../clutch/src/string.js',<text:line-break/> <text:s text:c="11"/>'../../clutch/src/tests/unit-test.js' %&gt;</text:p>
      <text:p text:style-name="Text_20_body">Similarly, the relative URL to the <text:span text:style-name="Source_20_Text">/clutch/src/tests</text:span> directory, from within <text:span text:style-name="Source_20_Text">/clutch/src/tests/all-tests.js</text:span> will be <text:span text:style-name="Source_20_Text">./</text:span>, giving the following <text:span text:style-name="Source_20_Text">include</text:span> command:</text:p>
      <text:p text:style-name="Preformatted_20_Text">&lt;%= include './string-tests.js', './unit-tests.js' %&gt;</text:p>
      <text:p text:style-name="Text_20_body">See also <text:span text:style-name="Source_20_Text">/Frizione/projects/clutch/joins/index.html</text:span>.</text:p>
      <text:h text:style-name="Heading_20_5" text:outline-level="5">JSLint Service</text:h>
      <text:p text:style-name="Text_20_body">The original <text:a xlink:type="simple" xlink:href="http://en.wikipedia.org/wiki/Lint_programming_tool"><text:span text:style-name="Internet_20_Hyperlink">lint program</text:span></text:a> analysed C source code for potential (and subtle) malpractices likely to lead to run-time bugs. Modern C compilers now provide sufficient syntactic and semantic checking that <text:span text:style-name="Source_20_Text">lint</text:span> is now rarely required or used.</text:p>
      <text:p text:style-name="Text_20_body">Fortunately for JavaScript programmers, <text:a xlink:type="simple" xlink:href="http://crockford.com/"><text:span text:style-name="Internet_20_Hyperlink">Douglas Crockford</text:span></text:a> has built a lint program specifically for JavaScript, in JavaScript, called <text:a xlink:type="simple" xlink:href="http://www.jslint.com/"><text:span text:style-name="Internet_20_Hyperlink">JSLint</text:span></text:a>. Finding and removing potentially poor code before unit testing is an essential process, at least for me. Unfortunately, cutting and pasting code to the web page can itself be error prone.</text:p>
      <text:p text:style-name="Text_20_body">Clutch alleviates this problem by creating static HTML pages that read in your JavaScript code, which can then be analysed locally by JSLint. You only need create the static HTML page once for each JavaScript file you wish to analyse.</text:p>
      <text:p text:style-name="Text_20_body">To invoke the service, send a <text:span text:style-name="Source_20_Text">POST</text:span> request to <text:span text:style-name="Source_20_Text">/run_jslint</text:span>, specifying the absolute JavaScript file path, with respect to the <text:span text:style-name="Source_20_Text">/Frizione</text:span> root directory, as part of the URL. Clutch will then produce a static HTML file under the <text:span text:style-name="Source_20_Text">/jslint</text:span> directory, which automatically loads the JavaScript file into the JSLint page.</text:p>
      <text:h text:style-name="Heading_20_5" text:outline-level="5">JSLint Service Example</text:h>
      <text:p text:style-name="Preformatted_20_Text"><text:s text:c="2"/>&lt;form action="/run-jslint/clutch/js/jslint-loader.js"<text:line-break/> <text:s text:c="5"/>enctype="application/x-www-form-urlencoded" method="post"&gt;<text:line-break/><text:soft-page-break/> <text:s text:c="3"/>&lt;input type="submit" value="Create 'clutch/js/jslint-loader.js' Page" /&gt;<text:line-break/> <text:s/>&lt;/form&gt;</text:p>
      <text:p text:style-name="Preformatted_20_Text"><text:s text:c="2"/>&lt;a href="/jslint/clutch/js/jslint-loader.html"&gt;<text:line-break/> <text:s text:c="3"/>Run /clutch/js/jslint-loader.js page<text:line-break/> <text:s/>&lt;/a&gt;</text:p>
      <text:p text:style-name="Text_20_body">See also <text:span text:style-name="Source_20_Text">/Frizione/projects/clutch/jslint/index.html</text:span>.</text:p>
      <text:h text:style-name="Heading_20_5" text:outline-level="5">Test Service</text:h>
      <text:p text:style-name="Text_20_body">The test service creates a run/view pair of static HTML files for a given JavaScript file. The reasons for using two HTML files is explained in the 'Unit Testing' section below.</text:p>
      <text:p text:style-name="Text_20_body">It can also provide functionality similar to the join service. It can use ERB to join together a list of JavaScript files, producing a single concatenated JavaScript file, but only if the <text:span text:style-name="Source_20_Text">to</text:span> parameter is specified.</text:p>
      <text:p text:style-name="Text_20_body">The service has three required parameters and three optional parameters listed below:</text:p>
      <table:table table:name="TestParameters" table:style-name="TestParameters">
        <table:table-column table:style-name="TestParameters.A"/>
        <table:table-column table:style-name="TestParameters.B"/>
        <table:table-column table:style-name="TestParameters.C"/>
        <table:table-row>
          <table:table-cell table:style-name="TestParameters.A1" office:value-type="string">
            <text:p text:style-name="Table_20_Heading">Parameter</text:p>
          </table:table-cell>
          <table:table-cell table:style-name="TestParameters.A1" office:value-type="string">
            <text:p text:style-name="Table_20_Heading">Required</text:p>
          </table:table-cell>
          <table:table-cell table:style-name="TestParameters.A1" office:value-type="string">
            <text:p text:style-name="Table_20_Heading">Usage</text:p>
          </table:table-cell>
        </table:table-row>
        <table:table-row>
          <table:table-cell table:style-name="TestParameters.A1" office:value-type="string">
            <text:p text:style-name="Table_20_Contents"><text:span text:style-name="Source_20_Text">to</text:span></text:p>
          </table:table-cell>
          <table:table-cell table:style-name="TestParameters.A1" office:value-type="string">
            <text:p text:style-name="Table_20_Contents"><text:span text:style-name="Source_20_Text">no</text:span></text:p>
          </table:table-cell>
          <table:table-cell table:style-name="TestParameters.A1" office:value-type="string">
            <text:p text:style-name="Table_20_Contents">Specifies the output absolute URL of the joined JavaScript file to be tested. If not defined, the specified JavaScript file is left unchanged.</text:p>
          </table:table-cell>
        </table:table-row>
        <table:table-row>
          <table:table-cell table:style-name="TestParameters.A1" office:value-type="string">
            <text:p text:style-name="Table_20_Contents"><text:span text:style-name="Source_20_Text">run-comment</text:span></text:p>
          </table:table-cell>
          <table:table-cell table:style-name="TestParameters.A1" office:value-type="string">
            <text:p text:style-name="Table_20_Contents"><text:span text:style-name="Source_20_Text">no</text:span></text:p>
          </table:table-cell>
          <table:table-cell table:style-name="TestParameters.A1" office:value-type="string">
            <text:p text:style-name="Table_20_Contents">A comment to be displayed in the test run page. Usually used where the tests are expected to take a long time to run.</text:p>
          </table:table-cell>
        </table:table-row>
        <table:table-row>
          <table:table-cell table:style-name="TestParameters.A1" office:value-type="string">
            <text:p text:style-name="Table_20_Contents"><text:span text:style-name="Source_20_Text">view-comment</text:span></text:p>
          </table:table-cell>
          <table:table-cell table:style-name="TestParameters.A1" office:value-type="string">
            <text:p text:style-name="Table_20_Contents"><text:span text:style-name="Source_20_Text">no</text:span></text:p>
          </table:table-cell>
          <table:table-cell table:style-name="TestParameters.A1" office:value-type="string">
            <text:p text:style-name="Table_20_Contents">A comment to be displayed in the test run page. Usually used where failures and/or errors are expected.</text:p>
          </table:table-cell>
        </table:table-row>
        <table:table-row>
          <table:table-cell table:style-name="TestParameters.A1" office:value-type="string">
            <text:p text:style-name="Table_20_Contents"><text:span text:style-name="Source_20_Text">run</text:span></text:p>
          </table:table-cell>
          <table:table-cell table:style-name="TestParameters.A1" office:value-type="string">
            <text:p text:style-name="Table_20_Contents"><text:span text:style-name="Source_20_Text">yes</text:span></text:p>
          </table:table-cell>
          <table:table-cell table:style-name="TestParameters.A1" office:value-type="string">
            <text:p text:style-name="Table_20_Contents">The absolute URL of the created run test HTML page.</text:p>
          </table:table-cell>
        </table:table-row>
        <table:table-row>
          <table:table-cell table:style-name="TestParameters.A1" office:value-type="string">
            <text:p text:style-name="Table_20_Contents"><text:span text:style-name="Source_20_Text">view</text:span></text:p>
          </table:table-cell>
          <table:table-cell table:style-name="TestParameters.A1" office:value-type="string">
            <text:p text:style-name="Table_20_Contents"><text:span text:style-name="Source_20_Text">yes</text:span></text:p>
          </table:table-cell>
          <table:table-cell table:style-name="TestParameters.A1" office:value-type="string">
            <text:p text:style-name="Table_20_Contents">The absolute URL of the created view test results HTML page.</text:p>
          </table:table-cell>
        </table:table-row>
        <table:table-row>
          <table:table-cell table:style-name="TestParameters.A1" office:value-type="string">
            <text:p text:style-name="Table_20_Contents"><text:span text:style-name="Source_20_Text">json</text:span></text:p>
          </table:table-cell>
          <table:table-cell table:style-name="TestParameters.A1" office:value-type="string">
            <text:p text:style-name="Table_20_Contents"><text:span text:style-name="Source_20_Text">yes</text:span></text:p>
          </table:table-cell>
          <table:table-cell table:style-name="TestParameters.A1" office:value-type="string">
            <text:p text:style-name="Table_20_Contents">The absolute URL of the test results JSON file.</text:p>
          </table:table-cell>
        </table:table-row>
      </table:table>
      <text:p text:style-name="Text_20_body">To invoke the service, send a <text:span text:style-name="Source_20_Text">POST</text:span> request to <text:span text:style-name="Source_20_Text">/run_test</text:span>, specifying the absolute JavaScript file path, with respect to the <text:span text:style-name="Source_20_Text">/Frizione</text:span> root directory, as part of the URL. Clutch will then create the two static HTML files.</text:p>
      <text:h text:style-name="Heading_20_5" text:outline-level="5">Test Service Example</text:h>
      <text:p text:style-name="Text_20_body">The first example joins, and then tests, the specified JavaScript file:</text:p>
      <text:p text:style-name="Preformatted_20_Text"><text:s text:c="2"/>&lt;form action="/run-test/joins/clutch/all-tests.js"<text:line-break/> <text:s text:c="5"/>enctype="application/x-www-form-urlencoded" method="post"&gt;<text:line-break/> <text:s text:c="3"/>&lt;input name="to" type="hidden" value="/tests/clutch/all-tests.js" /&gt;<text:line-break/> <text:s text:c="3"/>&lt;input name="comment" type="hidden"<text:line-break/> <text:s text:c="5"/>value="There should be 1 Failure and 1 Error in these tests,<text:line-break/> <text:s text:c="12"/>&amp;lt;code&amp;gt;testFail&amp;lt;/code&amp;gt; produces the failure, and<text:line-break/> <text:s text:c="12"/>&amp;lt;code&amp;gt;testError&amp;lt;/code&amp;gt; produces the error." /&gt;<text:line-break/> <text:s text:c="3"/>&lt;input name="run" type="hidden" value="/tests/clutch/run-all-tests.html" /&gt;<text:line-break/> <text:s text:c="3"/>&lt;input name="view" type="hidden" value="/tests/clutch/view-all-tests.html" /&gt;<text:line-break/><text:soft-page-break/> <text:s text:c="3"/>&lt;input name="json" type="hidden" value="/tests/clutch/all-tests.json" /&gt;<text:line-break/> <text:s text:c="3"/>&lt;input type="submit" value="Create Test Pages '/clutch/all-tests'" /&gt;<text:line-break/> <text:s/>&lt;/form&gt;<text:line-break/> <text:s/>then &lt;a href="/tests/clutch/run-all-tests.html"&gt;run&lt;/a&gt;<text:line-break/> <text:s/>and &lt;a href="/tests/clutch/view-all-tests.html"&gt;view&lt;/a&gt; 'all-tests'</text:p>
      <text:p text:style-name="Text_20_body">The second example tests the specified JavaScript file 'as is':</text:p>
      <text:p text:style-name="Preformatted_20_Text"><text:s text:c="2"/>&lt;form action="/run-test/tests/clutch/all-tests.js"<text:line-break/> <text:s text:c="5"/>enctype="application/x-www-form-urlencoded" method="post"&gt;<text:line-break/> <text:s text:c="3"/>&lt;input name="comment" type="hidden"<text:line-break/> <text:s text:c="5"/>value="There should be 1 Failure and 1 Error in these tests,<text:line-break/> <text:s text:c="12"/>&amp;lt;code&amp;gt;testFail&amp;lt;/code&amp;gt; produces the failure, and<text:line-break/> <text:s text:c="12"/>&amp;lt;code&amp;gt;testError&amp;lt;/code&amp;gt; produces the error." /&gt;<text:line-break/> <text:s text:c="3"/>&lt;input name="run" type="hidden" value="/tests/clutch/run-all-tests.html" /&gt;<text:line-break/> <text:s text:c="3"/>&lt;input name="view" type="hidden" value="/tests/clutch/view-all-tests.html" /&gt;<text:line-break/> <text:s text:c="3"/>&lt;input name="json" type="hidden" value="/tests/clutch/all-tests.json" /&gt;<text:line-break/> <text:s text:c="3"/>&lt;input type="submit" value="Create Test Pages '/clutch/all-tests'" /&gt;<text:line-break/> <text:s/>&lt;/form&gt;<text:line-break/> <text:s/>then &lt;a href="/tests/clutch/run-all-tests.html"&gt;run&lt;/a&gt;<text:line-break/> <text:s/>and &lt;a href="/tests/clutch/view-all-tests.html"&gt;view&lt;/a&gt; 'all-tests'</text:p>
      <text:p text:style-name="Text_20_body">See also <text:span text:style-name="Source_20_Text">/Frizione/projects/clutch/tests/index.html</text:span>.</text:p>
      <text:p text:style-name="Heading_20_4">Unit Testing</text:p>
      <text:p text:style-name="Text_20_body">Unit testing is another useful technique to better ensure the quality and correctness of your JavaScript code. Unfortunately, the dynamic nature of JavaScript makes it a difficult environment in which to perform unit testing. One of the most important aspects is to provide a simple and unintrusive unit test library, which does not alter the characteristics of your own code.</text:p>
      <text:p text:style-name="Text_20_body">To achieve this objective, Clutch uses a two pass technique. The first pass runs the unit testing code, and stores the results to a JSON file. The second pass reads and then displays the JSON file.</text:p>
      <text:p text:style-name="Text_20_body">Note that the Clutch unit test framework, due to it's architecture, is not suited for user interface testing, for such needs you might want to use something like <text:a xlink:type="simple" xlink:href="http://selenium.openqa.org/"><text:span text:style-name="Internet_20_Hyperlink">Selenium</text:span></text:a>.</text:p>
      <text:p text:style-name="Text_20_body">In the first pass, Clutch necessarily adds four files to your unit test code:</text:p>
      <text:list text:style-name="List_20_1">
        <text:list-item text:start-value="1">
          <text:p text:style-name="P1"><text:span text:style-name="Source_20_Text">/projects/clutch/src/unit-test.js</text:span> – the unit testing framework</text:p>
        </text:list-item>
        <text:list-item>
          <text:p text:style-name="P1"><text:span text:style-name="Source_20_Text">/clutch/js/json2.js</text:span> – the JSON converter</text:p>
        </text:list-item>
        <text:list-item>
          <text:p text:style-name="P1"><text:span text:style-name="Source_20_Text">/clutch/js/xhr.js</text:span> – the XMLHttpResponse function</text:p>
        </text:list-item>
        <text:list-item>
          <text:p text:style-name="P1"><text:span text:style-name="Source_20_Text">/clutch/js/saver.js</text:span> – the JSON file saving function.</text:p>
        </text:list-item>
      </text:list>
      <text:p text:style-name="Text_20_body">Although that may seem like a lot of code, it is kept in two namespaces, <text:span text:style-name="Source_20_Text">JSON</text:span> and <text:span text:style-name="Source_20_Text">clutch</text:span>, so as not to interfere with your own code.</text:p>
      <text:p text:style-name="Text_20_body">In order for the unit testing process to work, you must supply a <text:span text:style-name="Source_20_Text">runClutchTests</text:span> function in your own code, which either returns a <text:span text:style-name="Source_20_Text">clutch.unittest</text:span> or a <text:span text:style-name="Source_20_Text">clutch.unittests</text:span> object.</text:p>
      <text:p text:style-name="Text_20_body">Here is an example of a <text:span text:style-name="Source_20_Text">runClutchTests</text:span> function which returns a <text:span text:style-name="Source_20_Text">clutch.unittest</text:span> object:</text:p>
      <text:p text:style-name="Preformatted_20_Text"><text:s text:c="2"/>function createUnitTests() {<text:line-break/> <text:s text:c="3"/>return clutch.unittest('Assertion Tests', {<text:line-break/><text:line-break/> <text:s text:c="5"/>testPass: function () {<text:line-break/> <text:s text:c="7"/>// ...<text:line-break/> <text:s text:c="5"/>},<text:line-break/><text:soft-page-break/><text:line-break/> <text:s text:c="5"/>// other tests here<text:line-break/><text:line-break/> <text:s text:c="3"/>});<text:line-break/> <text:s/>}<text:line-break/><text:line-break/> <text:s/>function runClutchTests() {<text:line-break/> <text:s text:c="3"/>return createUnitTests();<text:line-break/> <text:s/>}</text:p>
      <text:p text:style-name="Text_20_body">Here is an example of a <text:span text:style-name="Source_20_Text">runClutchTests</text:span> function which returns a <text:span text:style-name="Source_20_Text">clutch.unittests</text:span> object:</text:p>
      <text:p text:style-name="Preformatted_20_Text"><text:s text:c="2"/>function createUnitTests() {<text:line-break/> <text:s text:c="3"/>return clutch.unittest('Assertion Tests', {<text:line-break/><text:line-break/> <text:s text:c="5"/>testPass: function () {<text:line-break/> <text:s text:c="7"/>// ...<text:line-break/> <text:s text:c="5"/>},<text:line-break/><text:line-break/> <text:s text:c="5"/>// other tests here<text:line-break/><text:line-break/> <text:s text:c="3"/>});<text:line-break/> <text:s/>}<text:line-break/><text:line-break/> <text:s/>function createStringTests() {<text:line-break/> <text:s text:c="3"/>return clutch.unittest('String Tests', {<text:line-break/><text:line-break/> <text:s text:c="5"/>testTrim: function () {<text:line-break/> <text:s text:c="7"/>// ...<text:line-break/> <text:s text:c="5"/>},<text:line-break/><text:line-break/> <text:s text:c="5"/>// other tests here<text:line-break/><text:line-break/> <text:s text:c="3"/>});<text:line-break/> <text:s/>}<text:line-break/><text:line-break/> <text:s/>function runClutchTests() {</text:p>
      <text:p text:style-name="Preformatted_20_Text"><text:s text:c="4"/>return clutch.unittests([</text:p>
      <text:p text:style-name="Preformatted_20_Text"><text:s text:c="6"/>createUnitTests(),</text:p>
      <text:p text:style-name="Preformatted_20_Text"><text:s text:c="6"/>createStringTests()</text:p>
      <text:p text:style-name="Preformatted_20_Text"><text:s text:c="4"/>]);</text:p>
      <text:p text:style-name="Preformatted_20_Text"><text:s text:c="2"/>}</text:p>
      <text:p text:style-name="Text_20_body">The second pass is independent of your unit testing code, and so can use Prototype to dynamically produce the unit test results display.</text:p>
      <text:p text:style-name="Text_20_body">See also <text:span text:style-name="Source_20_Text">/Frizione/clutch/src/tests/</text:span> for example unit test code.</text:p>
      <text:h text:style-name="Heading_20_5" text:outline-level="5">The Unit Test Framework</text:h>
      <text:p text:style-name="Text_20_body">The framework follows a similar pattern to the well known <text:a xlink:type="simple" xlink:href="http://www.junit.org/"><text:span text:style-name="Internet_20_Hyperlink">JUnit</text:span></text:a> Java testing framework.</text:p>
      <text:p text:style-name="Text_20_body">Create your test methods in a plain JavaScript object, then wrap that object in a <text:span text:style-name="Source_20_Text">clutch.unittest</text:span> function call, as shown in the first example above. All functions in your test object which begin with <text:span text:style-name="Source_20_Text">test</text:span> will be executed by the unit test framework, but the order of function execution is not guaranteed.</text:p>
      <text:p text:style-name="Text_20_body">Before a <text:span text:style-name="Source_20_Text">test</text:span><text:span text:style-name="Italics">xxx</text:span> function is executed, the unit test framework will execute a <text:span text:style-name="Source_20_Text">setUp</text:span> function in your object. After a <text:span text:style-name="Source_20_Text">test</text:span><text:span text:style-name="Italics">xxx</text:span> function has been executed, the unit test framework will execute a <text:span text:style-name="Source_20_Text">tearDown</text:span> function in your object. Clutch provides a default no-operation function for <text:span text:style-name="Source_20_Text">setUp</text:span> and <text:span text:style-name="Source_20_Text">tearDown</text:span> if none are defined in your object.</text:p>
      <text:p text:style-name="Text_20_body">You can run more than one unit test object by wrapping each in a <text:soft-page-break/><text:span text:style-name="Source_20_Text">clutch.unittests</text:span> function call, after you've wrapped the test object in a <text:span text:style-name="Source_20_Text">clutch.unittest</text:span> function call, as shown in the second example above.</text:p>
      <text:p text:style-name="Text_20_body">When your test object is being executed, the following functions are available:</text:p>
      <table:table table:name="AssertionFunctions" table:style-name="AssertionFunctions">
        <table:table-column table:style-name="AssertionFunctions.A" table:number-columns-repeated="2"/>
        <table:table-row>
          <table:table-cell table:style-name="AssertionFunctions.A1" office:value-type="string">
            <text:p text:style-name="Table_20_Heading">Function</text:p>
          </table:table-cell>
          <table:table-cell table:style-name="AssertionFunctions.A1" office:value-type="string">
            <text:p text:style-name="Table_20_Heading">Purpose</text:p>
          </table:table-cell>
        </table:table-row>
        <table:table-row>
          <table:table-cell table:style-name="AssertionFunctions.A1" office:value-type="string">
            <text:p text:style-name="Table_20_Contents"><text:span text:style-name="Source_20_Text">pass(message)</text:span></text:p>
          </table:table-cell>
          <table:table-cell table:style-name="AssertionFunctions.A1" office:value-type="string">
            <text:p text:style-name="Table_20_Contents">Adds a 'pass' <text:span text:style-name="Source_20_Text">message</text:span> to the unit test results. Essentially works as a logging function.</text:p>
          </table:table-cell>
        </table:table-row>
        <table:table-row>
          <table:table-cell table:style-name="AssertionFunctions.A1" office:value-type="string">
            <text:p text:style-name="Table_20_Contents"><text:span text:style-name="Source_20_Text">fail(message)</text:span></text:p>
          </table:table-cell>
          <table:table-cell table:style-name="AssertionFunctions.A1" office:value-type="string">
            <text:p text:style-name="Table_20_Contents">Adds a 'fail' <text:span text:style-name="Source_20_Text">message</text:span> to the unit test results. Use to check that certain code statements are not executed, such as when an exception should have been thrown.</text:p>
          </table:table-cell>
        </table:table-row>
        <table:table-row>
          <table:table-cell table:style-name="AssertionFunctions.A1" office:value-type="string">
            <text:p text:style-name="Table_20_Contents"><text:span text:style-name="Source_20_Text">error(/* Error */ err)</text:span></text:p>
          </table:table-cell>
          <table:table-cell table:style-name="AssertionFunctions.A1" office:value-type="string">
            <text:p text:style-name="Table_20_Contents">Adds an 'error' message to the unit test results. The <text:span text:style-name="Source_20_Text">err</text:span> parameter should be an instance of <text:span text:style-name="Source_20_Text">Error</text:span>.</text:p>
          </table:table-cell>
        </table:table-row>
        <table:table-row>
          <table:table-cell table:style-name="AssertionFunctions.A1" office:value-type="string">
            <text:p text:style-name="Table_20_Contents"><text:span text:style-name="Source_20_Text">assert(condition, message)</text:span></text:p>
          </table:table-cell>
          <table:table-cell table:style-name="AssertionFunctions.A1" office:value-type="string">
            <text:p text:style-name="Table_20_Contents">Checks that the expression defined in <text:span text:style-name="Source_20_Text">condition</text:span> evaluates to true. If not, adds a 'fail' message to the unit test results. The <text:span text:style-name="Source_20_Text">message</text:span> parameter is optional.</text:p>
          </table:table-cell>
        </table:table-row>
      </table:table>
      <text:p text:style-name="Text_20_body">Certain names are reserved by the unit test framework, and should neither be used nor changed:</text:p>
      <table:table table:name="ReservedFunctions" table:style-name="ReservedFunctions">
        <table:table-column table:style-name="ReservedFunctions.A" table:number-columns-repeated="2"/>
        <table:table-row>
          <table:table-cell office:value-type="string">
            <text:p text:style-name="Table_20_Heading">Function</text:p>
          </table:table-cell>
          <table:table-cell office:value-type="string">
            <text:p text:style-name="Table_20_Heading">Purpose</text:p>
          </table:table-cell>
        </table:table-row>
        <table:table-row>
          <table:table-cell office:value-type="string">
            <text:p text:style-name="Table_20_Contents"><text:span text:style-name="Source_20_Text">run(funcName)</text:span></text:p>
          </table:table-cell>
          <table:table-cell office:value-type="string">
            <text:p text:style-name="Table_20_Contents">Runs a unit test for the specified function name.</text:p>
          </table:table-cell>
        </table:table-row>
        <table:table-row>
          <table:table-cell office:value-type="string">
            <text:p text:style-name="Table_20_Contents"><text:span text:style-name="Source_20_Text">summary()</text:span></text:p>
          </table:table-cell>
          <table:table-cell office:value-type="string">
            <text:p text:style-name="Table_20_Contents">Returns the unit test results.</text:p>
          </table:table-cell>
        </table:table-row>
      </table:table>
      <text:p text:style-name="Text_20_body">See also <text:span text:style-name="Source_20_Text">/Frizione/clutch/src/tests/</text:span> for example unit test code.</text:p>
      <text:h text:style-name="Heading_20_5" text:outline-level="5">Asynchronous Unit Testing</text:h>
      <text:p text:style-name="Text_20_body">ToDo. Tricky, but can be done – in the next release.</text:p>
      <text:p text:style-name="Heading_20_4">Creating Your Won Projects</text:p>
      <text:p text:style-name="Text_20_body">...</text:p>
      <text:p text:style-name="Heading_20_4">Using Clutch</text:p>
      <text:p text:style-name="Text_20_body">With the Clutch web application running, open your browser and type the pseudo domain root address <text:span text:style-name="Source_20_Text">http://clutch.syger.it/</text:span>, you should then see the Clutch home page.</text:p>
      <text:h text:style-name="Heading_20_5" text:outline-level="5"><text:soft-page-break/>The Home Page</text:h>
      <text:p text:style-name="Text_20_body_20_centred"><draw:frame draw:style-name="fr1" draw:name="graphics1" text:anchor-type="as-char" svg:width="10.158cm" svg:height="10.599cm" draw:z-index="2"><draw:image xlink:href="../Images/home.png" xlink:type="simple" xlink:show="embed" xlink:actuate="onLoad"/>
    </draw:frame></text:p>
      <text:p text:style-name="Text_20_body">The home page provides acces to the principal static HTML pages. You can add your own links as desired for your own projects.</text:p>
      <text:h text:style-name="Heading_20_5" text:outline-level="5">The JSLint Page</text:h>
      <text:p text:style-name="Text_20_body_20_centred"><draw:frame draw:style-name="fr1" draw:name="graphics2" text:anchor-type="as-char" svg:width="10.158cm" svg:height="11.785cm" draw:z-index="3"><draw:image xlink:href="../Images/jslint.png" xlink:type="simple" xlink:show="embed" xlink:actuate="onLoad"/>
    </draw:frame></text:p>
      <text:p text:style-name="Text_20_body"><text:soft-page-break/>The main JSLint page provides links both for the creation of static JSLint pages, and for running JSLint on the JavaScript code. Each page loads the latest version of the JavaScript code, and so can be used to check modifications 'on the fly'. You may need to refresh the page (usually <text:span text:style-name="Source_20_Text">F5</text:span>).</text:p>
      <text:p text:style-name="Text_20_body_20_centred"><draw:frame draw:style-name="fr1" draw:name="graphics3" text:anchor-type="as-char" svg:width="10.158cm" svg:height="3.623cm" draw:z-index="4"><draw:image xlink:href="../Images/jslint-generated.png" xlink:type="simple" xlink:show="embed" xlink:actuate="onLoad"/>
    </draw:frame></text:p>
      <text:p text:style-name="Text_20_body">The generation of a static JSLint HTML page gives a results page which also contains a link to the newly created page.</text:p>
      <text:p text:style-name="Text_20_body_20_centred"><draw:frame draw:style-name="fr1" draw:name="graphics4" text:anchor-type="as-char" svg:width="10.125cm" svg:height="17.881cm" draw:z-index="5"><draw:image xlink:href="../Images/jslint-page-final.png" xlink:type="simple" xlink:show="embed" xlink:actuate="onLoad"/>
    </draw:frame></text:p>
      <text:p text:style-name="Text_20_body">The JSLint static HTML page when first loaded. Click on the '<text:span text:style-name="Source_20_Text">JSLint</text:span>' button to see the results. Refresh the page if you change your JavaScript <text:soft-page-break/>source code.</text:p>
      <text:p text:style-name="Text_20_body_20_centred"><draw:frame draw:style-name="fr1" draw:name="graphics5" text:anchor-type="as-char" svg:width="10.125cm" svg:height="23.703cm" draw:z-index="6"><draw:image xlink:href="../Images/jslint-result-final.png" xlink:type="simple" xlink:show="embed" xlink:actuate="onLoad"/>
    </draw:frame></text:p>
      <text:p text:style-name="Text_20_body">The JSLint static HTML page after the '<text:span text:style-name="Source_20_Text">JSLint</text:span>' button has been pressed (note that the results have been truncated to fit on the page). Error messages are shown in a shocking pink, probably to encourage you to <text:soft-page-break/>correct them.</text:p>
      <text:h text:style-name="Heading_20_5" text:outline-level="5">The Join/Compress Page</text:h>
      <text:p text:style-name="Text_20_body_20_centred"><draw:frame draw:style-name="fr2" draw:name="graphics6" text:anchor-type="as-char" svg:y="-10.804cm" svg:width="10.158cm" svg:height="12.801cm" draw:z-index="7"><draw:image xlink:href="../Images/join-compress.png" xlink:type="simple" xlink:show="embed" xlink:actuate="onLoad"/>
    </draw:frame></text:p>
      <text:p text:style-name="Text_20_body">The main Join/Compress HTML page provides links for the joining (concatenation) or compression of the principal JavaScript files that make up Clutch.</text:p>
      <text:p text:style-name="Text_20_body_20_centred"><draw:frame draw:style-name="fr1" draw:name="graphics10" text:anchor-type="as-char" svg:width="10.158cm" svg:height="4.131cm" draw:z-index="8"><draw:image xlink:href="../Images/join-result.png" xlink:type="simple" xlink:show="embed" xlink:actuate="onLoad"/>
    </draw:frame></text:p>
      <text:p text:style-name="Text_20_body">Each Join command produces a results page indicating the number of bytes in the final JavaScript file.</text:p>
      <text:p text:style-name="Text_20_body_20_centred"><text:soft-page-break/><draw:frame draw:style-name="fr1" draw:name="graphics8" text:anchor-type="as-char" svg:width="10.158cm" svg:height="4.639cm" draw:z-index="9"><draw:image xlink:href="../Images/compress-result.png" xlink:type="simple" xlink:show="embed" xlink:actuate="onLoad"/>
    </draw:frame></text:p>
      <text:p text:style-name="Text_20_body">Each Compress command produces a results page indicating both the original JavaScript file byte size, and the compressed JavaScript file byte size.</text:p>
      <text:h text:style-name="Heading_20_5" text:outline-level="5">The Unit Tests Page</text:h>
      <text:p text:style-name="Text_20_body_20_centred"><draw:frame draw:style-name="fr1" draw:name="graphics7" text:anchor-type="as-char" svg:width="10.158cm" svg:height="7.11cm" draw:z-index="12"><draw:image xlink:href="../Images/unit-tests.png" xlink:type="simple" xlink:show="embed" xlink:actuate="onLoad"/>
    </draw:frame></text:p>
      <text:p text:style-name="Text_20_body">The main Unit Test page provides links both for the creation of the static HTML test pages, and for running or viewing the results.</text:p>
      <text:p text:style-name="Text_20_body_20_centred"><draw:frame draw:style-name="fr1" draw:name="graphics12" text:anchor-type="as-char" svg:width="10.158cm" svg:height="5.216cm" draw:z-index="13"><draw:image xlink:href="../Images/unit-tests-join-results.png" xlink:type="simple" xlink:show="embed" xlink:actuate="onLoad"/>
    </draw:frame></text:p>
      <text:p text:style-name="Text_20_body">Each test page creation command produces a results page with links to the run test page, and the view test results page. In this example the JavaScript file was also joined (concatenated).</text:p>
      <text:p text:style-name="Text_20_body_20_centred"><text:soft-page-break/><draw:frame draw:style-name="fr1" draw:name="graphics13" text:anchor-type="as-char" svg:width="10.158cm" svg:height="4.673cm" draw:z-index="10"><draw:image xlink:href="../Images/unit-tests-as-is-results.png" xlink:type="simple" xlink:show="embed" xlink:actuate="onLoad"/>
    </draw:frame></text:p>
      <text:p text:style-name="Text_20_body">This example uses the JavaScript file 'as-is', again producing run tests and view results links.</text:p>
      <text:p text:style-name="Text_20_body_20_centred"><draw:frame draw:style-name="fr1" draw:name="graphics14" text:anchor-type="as-char" svg:width="10.158cm" svg:height="3.623cm" draw:z-index="11"><draw:image xlink:href="../Images/unit-tests-run.png" xlink:type="simple" xlink:show="embed" xlink:actuate="onLoad"/>
    </draw:frame></text:p>
      <text:p text:style-name="Text_20_body">The run test page will start running the unit tests automatically. Once the tests have been completed (and the results stored as a JSON file) the link to the view results page is displayed.</text:p>
      <text:p text:style-name="Text_20_body_20_centred"><text:soft-page-break/><draw:frame draw:style-name="fr1" draw:name="graphics11" text:anchor-type="as-char" svg:width="10.126cm" svg:height="18.526cm" draw:z-index="0"><draw:image xlink:href="../Images/unit-tests-display-final.png" xlink:type="simple" xlink:show="embed" xlink:actuate="onLoad"/>
    </draw:frame></text:p>
      <text:p text:style-name="Text_20_body">The unit test results page displays the results (read from the intermediary JSON file). Errors and failures are displayed in separate lists.</text:p>
      <text:h text:style-name="Heading_20_5" text:outline-level="5"><text:soft-page-break/>Documentation</text:h>
      <text:p text:style-name="Text_20_body_20_centred"><draw:frame draw:style-name="fr1" draw:name="graphics9" text:anchor-type="as-char" svg:width="10.091cm" svg:height="15.78cm" draw:z-index="1"><draw:image xlink:href="../Images/documentation.png" xlink:type="simple" xlink:show="embed" xlink:actuate="onLoad"/>
    </draw:frame></text:p>
      <text:p text:style-name="Text_20_body">This document is also available from within the Clutch web application.</text:p>
      <text:p text:style-name="Heading_20_4">Third Party Software</text:p>
      <text:p text:style-name="Text_20_body">Clutch stands on the shoulders of giants. There are three important JavaScript files used by Clutch; JSLint, JSON, and Prototype. All three have been slightly modified for one reason or another, described below.</text:p>
      <text:h text:style-name="Heading_20_5" text:outline-level="5">JSLint</text:h>
      <text:p text:style-name="Text_20_body">To overcome a parsing bug in Opera, the seven regular expressions, <text:span text:style-name="Source_20_Text">ax</text:span>, <text:span text:style-name="Source_20_Text">cx</text:span>, <text:span text:style-name="Source_20_Text">tx</text:span>, <text:span text:style-name="Source_20_Text">lx</text:span>, <text:span text:style-name="Source_20_Text">ix</text:span>, <text:span text:style-name="Source_20_Text">jx</text:span> and <text:span text:style-name="Source_20_Text">ux</text:span> were converted to string syntax format (at about line 475).</text:p>
      <text:h text:style-name="Heading_20_5" text:outline-level="5">JSON</text:h>
      <text:p text:style-name="Text_20_body">To overcome a parsing bug in Opera, the two regular expressions, <text:span text:style-name="Source_20_Text">cx</text:span> and <text:span text:style-name="Source_20_Text">escapable</text:span> were converted to string syntax format (at about line 180).</text:p>
      <text:p text:style-name="Text_20_body"><text:soft-page-break/>In order to run within a WorkerPool, the <text:span text:style-name="Source_20_Text">eval(text)</text:span> call is replaced with a <text:span text:style-name="Source_20_Text">new Function(text)()</text:span> statement (at about line 456).</text:p>
      <text:h text:style-name="Heading_20_5" text:outline-level="5">Prototype</text:h>
      <text:p text:style-name="Text_20_body">The Prototype library itself has not been modified, but the Clutch string library provides substitutions for <text:span text:style-name="Source_20_Text">Date.prototype.toJSON()</text:span> and <text:span text:style-name="Source_20_Text">String.prototype.evalJSON()</text:span> which allow for the <text:a xlink:type="simple" xlink:href="http://weblogs.asp.net/bleroy/archive/2008/01/18/dates-and-json.aspx"><text:span text:style-name="Internet_20_Hyperlink">Microsoft Date format</text:span></text:a>, and a Clutch derivative in JSON text.</text:p>
      <text:p text:style-name="Heading_20_4">Why the Name Clutch?</text:p>
      <text:p text:style-name="Text_20_body">Two reasons, firstly because I felt that I was clutching at straws, and secondly it is the mechanism that lies between the engine - your code - <text:s/>and the gearbox - the browser, or Gears, in my case. It is also the third pedal (the one on the left) in a motor car, which is usually missing on American cars, because they nearly all have automatic gearboxes. I felt it was also the 'missing pedal' in a Gears development environment.</text:p>
      <text:p text:style-name="Heading_20_4">Contacts</text:p>
      <text:p text:style-name="Text_20_body">Syger can be contacted for consultancy work on any of the topics mentioned in this article, by sending an email to <text:a xlink:type="simple" xlink:href="mailto:info@syger.it"><text:span text:style-name="Web_20_Pdf_20_Internet_20_Link">info@syger.it</text:span></text:a>.</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StarSymbol" svg:font-family="StarSymbol"/>
    <style:font-face style:name="Tahoma1" svg:font-family="Tahoma"/>
    <style:font-face style:name="Verdana" svg:font-family="Verdana"/>
    <style:font-face style:name="Courier New" svg:font-family="'Courier New'" style:font-family-generic="modern" style:font-pitch="fixed"/>
    <style:font-face style:name="Century Schoolbook" svg:font-family="'Century Schoolbook'" style:font-adornments="Regular" style:font-family-generic="roman" style:font-pitch="variable"/>
    <style:font-face style:name="Georgia" svg:font-family="Georgia" style:font-adornments="Regular" style:font-family-generic="roman" style:font-pitch="variable"/>
    <style:font-face style:name="Times New Roman" svg:font-family="'Times New Roman'" style:font-adornments="Regular" style:font-family-generic="roman" style:font-pitch="variable"/>
    <style:font-face style:name="Verdana1" svg:font-family="Verdana" style:font-adornments="Regular"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Verdana" fo:font-size="12pt" fo:language="en" fo:country="GB"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0cm" fo:margin-right="0cm" fo:text-align="justify" style:justify-single-word="false" fo:text-indent="0cm" style:auto-text-indent="false" style:page-number="auto"/>
      <style:text-properties fo:font-size="9pt"/>
    </style:style>
    <style:style style:name="Text_20_body" style:display-name="Text body" style:family="paragraph" style:parent-style-name="Standard" style:class="text" style:master-page-name="">
      <style:paragraph-properties fo:margin-top="0.106cm" fo:margin-bottom="0.106cm" style:register-true="true" style:page-number="auto" fo:background-color="transparent">
        <style:background-image/>
      </style:paragraph-properties>
      <style:text-properties style:font-name="Verdana1" fo:font-size="12pt" text:display="none"/>
    </style:style>
    <style:style style:name="Text_20_body_20_indent" style:display-name="Text body indent" style:family="paragraph" style:parent-style-name="Text_20_body" style:class="text">
      <style:paragraph-properties fo:margin-left="0.499cm" fo:margin-right="0cm" fo:margin-top="0cm" fo:margin-bottom="0.101cm" fo:text-indent="0cm" style:auto-text-indent="false"/>
    </style:style>
    <style:style style:name="Heading" style:family="paragraph" style:parent-style-name="Standard" style:next-style-name="Text_20_body" style:class="text">
      <style:paragraph-properties fo:margin-top="0.423cm" fo:margin-bottom="0.212cm" fo:keep-with-next="always"/>
      <style:text-properties style:font-name="Verdana" fo:font-size="14pt" style:font-name-asian="Lucida Sans Unicode" style:font-size-asian="14pt" style:font-name-complex="Tahoma" style:font-size-complex="14pt"/>
    </style:style>
    <style:style style:name="Heading_20_1" style:display-name="Heading 1" style:family="paragraph" style:parent-style-name="Heading" style:next-style-name="Text_20_body" style:class="text" style:master-page-name="">
      <style:paragraph-properties fo:margin-top="0cm" fo:margin-bottom="0.21cm" style:page-number="auto" fo:break-before="page" fo:background-color="#e6e6ff" fo:padding="0cm" fo:border-left="none" fo:border-right="none" fo:border-top="none" fo:border-bottom="0.002cm solid #000000" style:shadow="none">
        <style:background-image/>
      </style:paragraph-properties>
      <style:text-properties fo:font-size="12pt" fo:font-weight="normal" style:font-size-asian="115%" style:font-weight-asian="bold" style:font-size-complex="115%" style:font-weight-complex="bold"/>
    </style:style>
    <style:style style:name="Heading_20_2" style:display-name="Heading 2" style:family="paragraph" style:parent-style-name="Heading" style:next-style-name="Text_20_body" style:class="text" style:master-page-name="">
      <style:paragraph-properties fo:margin-top="0cm" fo:margin-bottom="0.21cm" style:page-number="auto" fo:background-color="#e6e6ff" fo:padding="0cm" fo:border-left="none" fo:border-right="none" fo:border-top="none" fo:border-bottom="0.002cm solid #000000" style:shadow="none">
        <style:background-image/>
      </style:paragraph-properties>
      <style:text-properties fo:font-size="20pt" fo:font-style="normal" fo:font-weight="normal"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paragraph-properties fo:margin-top="0cm" fo:margin-bottom="0.21cm" fo:background-color="#ccccff" fo:padding="0cm" fo:border-left="none" fo:border-right="none" fo:border-top="none" fo:border-bottom="0.018cm solid #000000" style:shadow="none">
        <style:background-image/>
      </style:paragraph-properties>
      <style:text-properties style:font-name="Verdana1" fo:font-size="20pt" fo:font-weight="normal" style:font-size-asian="14pt" style:font-weight-asian="bold" style:font-size-complex="14pt" style:font-weight-complex="bold"/>
    </style:style>
    <style:style style:name="Heading_20_4" style:display-name="Heading 4" style:family="paragraph" style:parent-style-name="Heading" style:next-style-name="Text_20_body" style:class="text">
      <style:paragraph-properties fo:background-color="#ccccff" fo:padding="0cm" fo:border-left="none" fo:border-right="none" fo:border-top="none" fo:border-bottom="0.018cm solid #000000" style:shadow="none">
        <style:background-image/>
      </style:paragraph-properties>
      <style:text-properties fo:font-size="16pt" fo:font-style="normal" fo:font-weight="normal" style:font-size-asian="85%" style:font-style-asian="italic" style:font-weight-asian="bold" style:font-size-complex="85%" style:font-style-complex="italic" style:font-weight-complex="bold"/>
    </style:style>
    <style:style style:name="Heading_20_10" style:display-name="Heading 10" style:family="paragraph" style:parent-style-name="Heading" style:next-style-name="Text_20_body" style:class="text">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Verdana" style:font-name-complex="Tahoma1"/>
    </style:style>
    <style:style style:name="Numbering_20_1" style:display-name="Numbering 1" style:family="paragraph" style:parent-style-name="List" style:class="list">
      <style:paragraph-properties fo:margin-left="0.635cm" fo:margin-right="0cm" fo:margin-top="0cm" fo:margin-bottom="0.212cm" fo:text-indent="-0.635cm" style:auto-text-indent="false"/>
    </style:style>
    <style:style style:name="List_20_1_20_Start" style:display-name="List 1 Start" style:family="paragraph" style:parent-style-name="List" style:class="list">
      <style:paragraph-properties fo:margin-left="0.64cm" fo:margin-right="0cm" fo:margin-top="0cm" fo:margin-bottom="0.109cm" fo:text-indent="0cm" style:auto-text-indent="false"/>
    </style:style>
    <style:style style:name="List_20_1_20_End" style:display-name="List 1 End" style:family="paragraph" style:parent-style-name="List" style:class="list">
      <style:paragraph-properties fo:margin-left="0.64cm" fo:margin-right="0cm" fo:margin-top="0cm" fo:margin-bottom="0.21cm" fo:text-indent="0cm" style:auto-text-indent="false"/>
    </style:style>
    <style:style style:name="List_20_1_20_Cont." style:display-name="List 1 Cont." style:family="paragraph" style:parent-style-name="List" style:class="list">
      <style:paragraph-properties fo:margin-left="0.635cm" fo:margin-right="0cm" fo:margin-top="0cm" fo:margin-bottom="0.109cm" fo:text-indent="0cm" style:auto-text-indent="false"/>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start" style:justify-single-word="false" fo:background-color="#ccccff" style:shadow="none" text:number-lines="false" text:line-number="0">
        <style:background-image/>
      </style:paragraph-properties>
      <style:text-properties style:font-name="Verdana1" fo:font-size="12pt" fo:font-weight="normal" style:font-weight-asian="bold" style:font-weight-complex="bold"/>
    </style:style>
    <style:style style:name="Caption" style:family="paragraph" style:parent-style-name="Standard" style:class="extra">
      <style:paragraph-properties fo:margin-top="0.212cm" fo:margin-bottom="0.212cm" text:number-lines="false" text:line-number="0"/>
      <style:text-properties style:font-name="Verdana" fo:font-size="6pt" fo:font-style="normal" style:font-size-asian="12pt" style:font-style-asian="italic" style:font-name-complex="Tahoma1" style:font-size-complex="12pt" style:font-style-complex="italic"/>
    </style:style>
    <style:style style:name="Illustration" style:family="paragraph" style:parent-style-name="Caption" style:class="extra" style:master-page-name="">
      <style:paragraph-properties fo:margin-top="0cm" fo:margin-bottom="0cm" fo:text-align="center" style:justify-single-word="false" style:page-number="auto"/>
      <style:text-properties fo:font-size="10pt" fo:font-style="normal"/>
    </style:style>
    <style:style style:name="Table" style:family="paragraph" style:parent-style-name="Caption" style:class="extra">
      <style:paragraph-properties fo:margin-top="0.423cm" fo:margin-bottom="0.423cm" style:register-true="false"/>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Verdana" style:font-name-complex="Tahoma1"/>
    </style:style>
    <style:style style:name="Text_20_body_20_PDF" style:display-name="Text body PDF" style:family="paragraph" style:parent-style-name="Text_20_body" style:class="text">
      <style:text-properties style:font-name="Verdana1" fo:text-shadow="none" text:display="none"/>
    </style:style>
    <style:style style:name="Text_20_body_20_Web" style:display-name="Text body Web" style:family="paragraph" style:parent-style-name="Text_20_body" style:class="text" style:master-page-name="">
      <style:paragraph-properties style:page-number="auto"/>
      <style:text-properties style:font-name="Verdana1"/>
    </style:style>
    <style:style style:name="Text_20_body_20_Note" style:display-name="Text body Note" style:family="paragraph" style:parent-style-name="Text_20_body" style:master-page-name="">
      <style:paragraph-properties style:page-number="auto" fo:background-color="transparent" style:shadow="none">
        <style:tab-stops/>
        <style:background-image/>
      </style:paragraph-properties>
      <style:text-properties fo:background-color="transparent"/>
    </style:style>
    <style:style style:name="Author_20_Line" style:display-name="Author Line" style:family="paragraph" style:parent-style-name="Text_20_body" style:next-style-name="Text_20_body" style:class="text">
      <style:paragraph-properties fo:text-align="end" style:justify-single-word="false"/>
      <style:text-properties fo:font-size="11pt"/>
    </style:style>
    <style:style style:name="Author_20_Line_20_Web" style:display-name="Author Line Web" style:family="paragraph" style:parent-style-name="Author_20_Line" style:next-style-name="Text_20_body"/>
    <style:style style:name="Author_20_Line_20_PDF" style:display-name="Author Line PDF" style:family="paragraph" style:parent-style-name="Author_20_Line" style:next-style-name="Text_20_body">
      <style:text-properties style:font-name="Century Schoolbook"/>
    </style:style>
    <style:style style:name="Appendix_20_Heading_20_3" style:display-name="Appendix Heading 3" style:family="paragraph" style:parent-style-name="Heading_20_3" style:next-style-name="Text_20_body" style:class="text"/>
    <style:style style:name="Introduction" style:family="paragraph" style:parent-style-name="Text_20_body" style:next-style-name="Text_20_body" style:class="text"/>
    <style:style style:name="Text_20_body_20_centred" style:display-name="Text body centred" style:family="paragraph" style:parent-style-name="Text_20_body" style:next-style-name="Text_20_body" style:class="text">
      <style:paragraph-properties fo:text-align="center" style:justify-single-word="false"/>
    </style:style>
    <style:style style:name="Hint" style:family="paragraph" style:parent-style-name="Heading_20_10" style:next-style-name="Text_20_Body_20_Hint">
      <style:paragraph-properties fo:margin-left="1cm" fo:margin-right="1cm" fo:text-indent="0cm" style:auto-text-indent="false" fo:background-color="#ccccff" fo:padding="0.049cm" fo:border-left="0.018cm solid #000000" fo:border-right="none" fo:border-top="none" fo:border-bottom="0.018cm solid #000000" style:shadow="none">
        <style:background-image/>
      </style:paragraph-properties>
      <style:text-properties fo:font-size="12pt" fo:font-weight="normal"/>
    </style:style>
    <style:style style:name="Text_20_Body_20_Hint" style:display-name="Text Body Hint" style:family="paragraph" style:parent-style-name="Text_20_body">
      <style:paragraph-properties fo:margin-left="1cm" fo:margin-right="1cm" fo:text-indent="0cm" style:auto-text-indent="false"/>
    </style:style>
    <style:style style:name="Text_20_body_20_WideImage" style:display-name="Text body WideImage" style:family="paragraph" style:parent-style-name="Text_20_body" style:next-style-name="Text_20_body" style:class="text">
      <style:paragraph-properties fo:text-align="justify" fo:text-align-last="center" style:justify-single-word="false"/>
    </style:style>
    <style:style style:name="Left_20_Table_20_Contents" style:display-name="Left Table Contents" style:family="paragraph" style:parent-style-name="Text_20_body" style:class="extra">
      <style:paragraph-properties fo:margin-left="0cm" fo:margin-right="0.101cm" fo:margin-top="0cm" fo:margin-bottom="0.109cm" fo:text-align="end" style:justify-single-word="false" fo:text-indent="0cm" style:auto-text-indent="false"/>
      <style:text-properties fo:font-size="12pt"/>
    </style:style>
    <style:style style:name="Right_20_Table_20_Contents" style:display-name="Right Table Contents" style:family="paragraph" style:parent-style-name="Table_20_Contents">
      <style:paragraph-properties fo:margin-left="0.101cm" fo:margin-right="0cm" fo:margin-top="0cm" fo:margin-bottom="0.109cm" fo:text-indent="0cm" style:auto-text-indent="false"/>
    </style:style>
    <style:style style:name="Literal_20_Text" style:display-name="Literal Text" style:family="paragraph" style:parent-style-name="Preformatted_20_Text" style:next-style-name="Text_20_body">
      <style:paragraph-properties fo:text-align="start" style:justify-single-word="false" fo:background-color="#cccc00">
        <style:background-image/>
      </style:paragraph-properties>
    </style:style>
    <style:style style:name="Preformatted_20_Text" style:display-name="Preformatted Text" style:family="paragraph" style:parent-style-name="Standard" style:class="html">
      <style:paragraph-properties fo:margin-top="0cm" fo:margin-bottom="0cm" fo:text-align="start" style:justify-single-word="false" style:shadow="none"/>
      <style:text-properties style:font-name="Courier New" fo:font-size="9pt" style:font-name-asian="Courier New" style:font-size-asian="10pt" style:font-name-complex="Courier New" style:font-size-complex="10pt"/>
    </style:style>
    <style:style style:name="Author_20_Line_20_ASP" style:display-name="Author Line ASP" style:family="paragraph" style:parent-style-name="Author_20_Line" style:next-style-name="Text_20_body"/>
    <style:style style:name="Text_20_body_20_NonASP" style:display-name="Text body NonASP" style:family="paragraph" style:parent-style-name="Text_20_body" style:next-style-name="Text_20_body"/>
    <style:style style:name="Heading_20_5" style:display-name="Heading 5" style:family="paragraph" style:parent-style-name="Heading" style:next-style-name="Text_20_body" style:class="text" style:default-outline-level="5">
      <style:paragraph-properties fo:background-color="#ccccff" fo:padding="0cm" fo:border-left="none" fo:border-right="none" fo:border-top="none" fo:border-bottom="0.018cm solid #000000" style:shadow="none">
        <style:background-image/>
      </style:paragraph-properties>
      <style:text-properties fo:font-size="14pt" fo:font-weight="normal" style:font-size-asian="85%" style:font-weight-asian="bold" style:font-size-complex="85%" style:font-weight-complex="bold"/>
    </style:style>
    <style:style style:name="Caption_20_characters" style:display-name="Caption characters" style:family="text"/>
    <style:style style:name="Numbering_20_Symbols" style:display-name="Numbering Symbols" style:family="text">
      <style:text-properties fo:font-size="12pt"/>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fo:background-color="transparent"/>
    </style:style>
    <style:style style:name="Visited_20_Internet_20_Link" style:display-name="Visited Internet Link" style:family="text">
      <style:text-properties fo:color="#800000" style:text-underline-style="solid" style:text-underline-width="auto" style:text-underline-color="font-color"/>
    </style:style>
    <style:style style:name="Placeholder" style:family="text">
      <style:text-properties fo:font-variant="small-caps" fo:color="#008080" style:text-underline-style="dotte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fo:font-weight="bold" fo:background-color="transparent" style:font-name-asian="Courier New" style:font-name-complex="Courier New"/>
    </style:style>
    <style:style style:name="User_20_Entry" style:display-name="User Entry" style:family="text">
      <style:text-properties style:font-name="Courier New" style:font-name-asian="Courier New" style:font-name-complex="Courier New"/>
    </style:style>
    <style:style style:name="Variable" style:family="text">
      <style:text-properties fo:font-style="italic" style:font-style-asian="italic" style:font-style-complex="italic"/>
    </style:style>
    <style:style style:name="Teletype" style:family="text">
      <style:text-properties style:font-name="Courier New" style:text-underline-style="none" style:font-name-asian="Courier New" style:font-name-complex="Courier New"/>
    </style:style>
    <style:style style:name="Web_20_Internet_20_Link" style:display-name="Web Internet Link" style:family="text">
      <style:text-properties fo:font-variant="normal" fo:text-transform="none" fo:color="#008000" style:font-name="Georgia" style:text-underline-style="wave" style:text-underline-width="bold" style:text-underline-color="#008000" fo:background-color="#ccccff"/>
    </style:style>
    <style:style style:name="Web_20_Default" style:display-name="Web Default" style:family="text">
      <style:text-properties fo:color="#008000" fo:background-color="#ccccff"/>
    </style:style>
    <style:style style:name="PDF_20_Link" style:display-name="PDF Link" style:family="text">
      <style:text-properties fo:font-variant="normal" fo:text-transform="none" fo:color="#800000" style:font-name="Georgia" style:text-underline-style="solid" style:text-underline-width="auto" style:text-underline-color="#800000" fo:font-weight="bold" fo:background-color="#9999cc"/>
    </style:style>
    <style:style style:name="PDF_20_Default" style:display-name="PDF Default" style:family="text">
      <style:text-properties fo:color="#800000" style:font-name="Georgia" fo:background-color="#9999cc"/>
    </style:style>
    <style:style style:name="Internet_20_Hyperlink" style:display-name="Internet Hyperlink" style:family="text" style:parent-style-name="Internet_20_link">
      <style:text-properties style:font-name="Times New Roman" fo:font-size="13pt" style:text-underline-style="solid" style:text-underline-width="auto" style:text-underline-color="#000080" fo:background-color="transparent"/>
    </style:style>
    <style:style style:name="MenuItemText" style:family="text" style:parent-style-name="Source_20_Text">
      <style:text-properties fo:font-weight="bold" fo:background-color="transparent"/>
    </style:style>
    <style:style style:name="Italics" style:family="text">
      <style:text-properties fo:font-style="italic"/>
    </style:style>
    <style:style style:name="WorkInProgress" style:family="text">
      <style:text-properties fo:color="#800000"/>
    </style:style>
    <style:style style:name="Web_20_Pdf_20_Internet_20_Link" style:display-name="Web Pdf Internet Link" style:family="text" style:parent-style-name="Web_20_Internet_20_Link"/>
    <style:style style:name="Frame" style:family="graphic">
      <style:graphic-properties text:anchor-type="paragraph" svg:x="0cm" svg:y="0cm" fo:margin-left="0cm" fo:margin-right="0cm" fo:margin-top="0cm" fo:margin-bottom="0cm" style:wrap="parallel" style:number-wrapped-paragraphs="no-limit" style:wrap-contour="false" style:vertical-pos="top" style:vertical-rel="paragraph-content" style:horizontal-pos="center" style:horizontal-rel="paragraph-content" fo:padding="0.15cm" fo:border="0.002cm solid #000000" style:shadow="none"/>
    </style:style>
    <style:style style:name="Graphics" style:family="graphic">
      <style:graphic-properties text:anchor-type="paragraph" svg:x="0cm" svg:y="0cm" fo:margin-left="0cm" fo:margin-right="0cm" fo:margin-top="0cm" fo:margin-bottom="0cm" style:wrap="none"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OLE" style:family="graphic">
      <style:graphic-properties text:anchor-type="paragraph" svg:x="0cm" svg:y="0cm" style:wrap="none" style:vertical-pos="top" style:vertical-rel="paragraph" style:horizontal-pos="center" style:horizontal-rel="paragraph"/>
    </style:style>
    <style:style style:name="WebGraphics" style:family="graphic" style:parent-style-name="Graphics">
      <style:graphic-properties text:anchor-type="paragraph" svg:x="0cm" fo:margin-left="0cm" fo:margin-right="0cm" fo:margin-top="0cm" fo:margin-bottom="0cm" style:wrap="none" style:horizontal-pos="left" style:horizontal-rel="paragraph-content" fo:background-color="transparent" style:background-transparency="100%" fo:padding="0cm" fo:border="none" style:shadow="none">
        <style:background-image/>
        <style:columns fo:column-count="1" fo:column-gap="0cm"/>
      </style:graphic-properties>
    </style:style>
    <style:style style:name="WebFrameLeft" style:family="graphic" style:parent-style-name="Frame">
      <style:graphic-properties text:anchor-type="paragraph" svg:x="0cm" fo:margin-left="0cm" fo:margin-right="0.3cm" fo:margin-top="0cm" fo:margin-bottom="0.049cm" style:wrap="right" style:number-wrapped-paragraphs="no-limit" style:wrap-contour="false" style:horizontal-pos="left" style:horizontal-rel="paragraph-content" fo:background-color="#e6e6e6" style:background-transparency="0%" fo:padding="0.049cm" fo:border="0.018cm solid #666666" style:shadow="none" style:flow-with-text="true">
        <style:background-image/>
      </style:graphic-properties>
    </style:style>
    <style:style style:name="WebFrameRight" style:family="graphic" style:parent-style-name="Frame">
      <style:graphic-properties text:anchor-type="paragraph" svg:x="0cm" fo:margin-left="0.3cm" fo:margin-right="0cm" fo:margin-top="0cm" fo:margin-bottom="0.049cm" style:wrap="left" style:number-wrapped-paragraphs="no-limit" style:wrap-contour="false" style:horizontal-pos="right" style:horizontal-rel="paragraph-content" fo:background-color="#e6e6e6" style:background-transparency="0%" fo:padding="0.049cm" fo:border="0.002cm solid #666666" style:shadow="none" style:flow-with-text="false">
        <style:background-image/>
      </style:graphic-properties>
    </style:style>
    <style:style style:name="Untitled1" style:family="graphic" style:parent-style-name="Graphics"/>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space-before="0.5cm" text:min-label-width="0.4cm"/>
        <style:text-properties style:font-name="StarSymbol"/>
      </text:list-level-style-bullet>
      <text:list-level-style-bullet text:level="2" text:style-name="Numbering_20_Symbols" text:bullet-char="•">
        <style:list-level-properties text:space-before="0.999cm" text:min-label-width="0.4cm"/>
        <style:text-properties style:font-name="StarSymbol"/>
      </text:list-level-style-bullet>
      <text:list-level-style-bullet text:level="3" text:style-name="Numbering_20_Symbols" text:bullet-char="•">
        <style:list-level-properties text:space-before="1.498cm" text:min-label-width="0.4cm"/>
        <style:text-properties style:font-name="StarSymbol"/>
      </text:list-level-style-bullet>
      <text:list-level-style-bullet text:level="4" text:style-name="Numbering_20_Symbols" text:bullet-char="•">
        <style:list-level-properties text:space-before="1.997cm" text:min-label-width="0.4cm"/>
        <style:text-properties style:font-name="StarSymbol"/>
      </text:list-level-style-bullet>
      <text:list-level-style-bullet text:level="5" text:style-name="Numbering_20_Symbols" text:bullet-char="•">
        <style:list-level-properties text:space-before="2.496cm" text:min-label-width="0.4cm"/>
        <style:text-properties style:font-name="StarSymbol"/>
      </text:list-level-style-bullet>
      <text:list-level-style-bullet text:level="6" text:style-name="Numbering_20_Symbols" text:bullet-char="•">
        <style:list-level-properties text:space-before="2.995cm" text:min-label-width="0.4cm"/>
        <style:text-properties style:font-name="StarSymbol"/>
      </text:list-level-style-bullet>
      <text:list-level-style-bullet text:level="7" text:style-name="Numbering_20_Symbols" text:bullet-char="•">
        <style:list-level-properties text:space-before="3.495cm" text:min-label-width="0.4cm"/>
        <style:text-properties style:font-name="StarSymbol"/>
      </text:list-level-style-bullet>
      <text:list-level-style-bullet text:level="8" text:style-name="Numbering_20_Symbols" text:bullet-char="•">
        <style:list-level-properties text:space-before="3.994cm" text:min-label-width="0.4cm"/>
        <style:text-properties style:font-name="StarSymbol"/>
      </text:list-level-style-bullet>
      <text:list-level-style-bullet text:level="9" text:style-name="Numbering_20_Symbols" text:bullet-char="•">
        <style:list-level-properties text:space-before="4.493cm" text:min-label-width="0.4cm"/>
        <style:text-properties style:font-name="StarSymbol"/>
      </text:list-level-style-bullet>
      <text:list-level-style-bullet text:level="10" text:style-name="Numbering_20_Symbols" text:bullet-char="•">
        <style:list-level-properties text:space-before="4.992cm" text:min-label-width="0.4cm"/>
        <style:text-properties style:font-name="StarSymbol"/>
      </text:list-level-style-bullet>
    </text:list-style>
    <text:list-style style:name="List_20_2" style:display-name="List 2">
      <text:list-level-style-bullet text:level="1" text:style-name="Numbering_20_Symbols" text:bullet-char="–">
        <style:list-level-properties text:min-label-width="0.3cm"/>
        <style:text-properties style:font-name="StarSymbol"/>
      </text:list-level-style-bullet>
      <text:list-level-style-bullet text:level="2" text:style-name="Numbering_20_Symbols" text:bullet-char="–">
        <style:list-level-properties text:space-before="0.3cm" text:min-label-width="0.3cm"/>
        <style:text-properties style:font-name="StarSymbol"/>
      </text:list-level-style-bullet>
      <text:list-level-style-bullet text:level="3" text:style-name="Numbering_20_Symbols" text:bullet-char="–">
        <style:list-level-properties text:space-before="0.6cm" text:min-label-width="0.3cm"/>
        <style:text-properties style:font-name="StarSymbol"/>
      </text:list-level-style-bullet>
      <text:list-level-style-bullet text:level="4" text:style-name="Numbering_20_Symbols" text:bullet-char="–">
        <style:list-level-properties text:space-before="0.899cm" text:min-label-width="0.3cm"/>
        <style:text-properties style:font-name="StarSymbol"/>
      </text:list-level-style-bullet>
      <text:list-level-style-bullet text:level="5" text:style-name="Numbering_20_Symbols" text:bullet-char="–">
        <style:list-level-properties text:space-before="1.199cm" text:min-label-width="0.3cm"/>
        <style:text-properties style:font-name="StarSymbol"/>
      </text:list-level-style-bullet>
      <text:list-level-style-bullet text:level="6" text:style-name="Numbering_20_Symbols" text:bullet-char="–">
        <style:list-level-properties text:space-before="1.499cm" text:min-label-width="0.3cm"/>
        <style:text-properties style:font-name="StarSymbol"/>
      </text:list-level-style-bullet>
      <text:list-level-style-bullet text:level="7" text:style-name="Numbering_20_Symbols" text:bullet-char="–">
        <style:list-level-properties text:space-before="1.801cm" text:min-label-width="0.3cm"/>
        <style:text-properties style:font-name="StarSymbol"/>
      </text:list-level-style-bullet>
      <text:list-level-style-bullet text:level="8" text:style-name="Numbering_20_Symbols" text:bullet-char="–">
        <style:list-level-properties text:space-before="2.101cm" text:min-label-width="0.3cm"/>
        <style:text-properties style:font-name="StarSymbol"/>
      </text:list-level-style-bullet>
      <text:list-level-style-bullet text:level="9" text:style-name="Numbering_20_Symbols" text:bullet-char="–">
        <style:list-level-properties text:space-before="2.401cm" text:min-label-width="0.3cm"/>
        <style:text-properties style:font-name="StarSymbol"/>
      </text:list-level-style-bullet>
      <text:list-level-style-bullet text:level="10" text:style-name="Numbering_20_Symbols" text:bullet-char="–">
        <style:list-level-properties text:space-before="2.7cm" text:min-label-width="0.3cm"/>
        <style:text-properties style:font-name="StarSymbol"/>
      </text:list-level-style-bulle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1.001cm" fo:page-height="29.7cm" style:num-format="1" style:print-orientation="portrait" fo:margin-top="1.499cm" fo:margin-bottom="1.499cm" fo:margin-left="2.499cm" fo:margin-right="2.499cm" style:shadow="none" fo:background-color="transparent" style:writing-mode="lr-tb" style:footnote-max-height="0cm">
        <style:background-image/>
        <style:columns fo:column-count="1" fo:column-gap="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Win32 OpenOffice.org_project/680m17$Build-9310
  </meta:generator>
    <dc:title>Frizione - Clutch</dc:title>
    <meta:initial-creator>John Leach</meta:initial-creator>
    <meta:creation-date>2007-01-08T11:39:03</meta:creation-date>
    <dc:creator>John Leach</dc:creator>
    <dc:date>2008-06-13T00:46:36</dc:date>
    <meta:printed-by>John Leach</meta:printed-by>
    <meta:print-date>2007-01-16T08:11:39</meta:print-date>
    <meta:keyword>frizione</meta:keyword>
    <meta:keyword>clutch</meta:keyword>
    <meta:keyword>javascript</meta:keyword>
    <meta:keyword>jslint</meta:keyword>
    <meta:keyword>yuicompressor</meta:keyword>
    <meta:keyword>jsmin</meta:keyword>
    <meta:keyword>unit test</meta:keyword>
    <meta:editing-cycles>419</meta:editing-cycles>
    <meta:editing-duration>P13DT2H31M49S</meta:editing-duration>
    <meta:user-defined meta:name="Info 1"/>
    <meta:user-defined meta:name="Info 2"/>
    <meta:user-defined meta:name="Info 3"/>
    <meta:user-defined meta:name="Info 4"/>
    <meta:document-statistic meta:table-count="5" meta:image-count="14" meta:object-count="0" meta:page-count="18" meta:paragraph-count="237" meta:word-count="3560" meta:character-count="22537"/>
  </office:meta>
</office:document-meta>
</file>

<file path=VersionList.xml><?xml version="1.0" encoding="utf-8"?>
<VL:version-list xmlns:dc="http://purl.org/dc/elements/1.1/" xmlns:VL="http://openoffice.org/2001/versions-list">
  <VL:version-entry VL:title="Version1" VL:comment="First alpha version release" VL:creator="John Leach" dc:date-time="2007-10-03T14:21:26"/>
</VL:version-list>
</file>